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0.8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tch_P_controller" table:style-name="ta1">
        <table:shapes>
          <draw:frame draw:z-index="0" draw:style-name="gr1" draw:text-style-name="P1" svg:width="11.0354in" svg:height="6.128in" svg:x="4.3102in" svg:y="0.8681in">
            <draw:object draw:notify-on-update-of-ranges="Pitch_P_controller.A1:Pitch_P_controller.A1 Pitch_P_controller.A2:Pitch_P_controller.A205 Pitch_P_controller.B1:Pitch_P_controller.B1 Pitch_P_controller.B2:Pitch_P_controller.B205 Pitch_P_controller.C1:Pitch_P_controller.C1 Pitch_P_controller.C2:Pitch_P_controller.C205 Pitch_P_controller.D1:Pitch_P_controller.D1 Pitch_P_controller.D2:Pitch_P_controller.D2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WM0&amp;3</text:p>
          </table:table-cell>
          <table:table-cell office:value-type="string" calcext:value-type="string">
            <text:p>PWM1&amp;2</text:p>
          </table:table-cell>
          <table:table-cell office:value-type="string" calcext:value-type="string">
            <text:p>Accel Pitch angle * 20</text:p>
          </table:table-cell>
          <table:table-cell office:value-type="string" calcext:value-type="string">
            <text:p>Filtered Pitch angel * 2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0.876415" calcext:value-type="float">
            <text:p>0.876415</text:p>
          </table:table-cell>
          <table:table-cell office:value-type="float" office:value="-6.377864" calcext:value-type="float">
            <text:p>-6.37786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1.478126" calcext:value-type="float">
            <text:p>-1.478126</text:p>
          </table:table-cell>
          <table:table-cell office:value-type="float" office:value="-6.587276" calcext:value-type="float">
            <text:p>-6.58727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14.099221" calcext:value-type="float">
            <text:p>14.099221</text:p>
          </table:table-cell>
          <table:table-cell office:value-type="float" office:value="-5.066808" calcext:value-type="float">
            <text:p>-5.06680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9.320048" calcext:value-type="float">
            <text:p>-9.320048</text:p>
          </table:table-cell>
          <table:table-cell office:value-type="float" office:value="-4.600119" calcext:value-type="float">
            <text:p>-4.60011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45.940269" calcext:value-type="float">
            <text:p>45.940269</text:p>
          </table:table-cell>
          <table:table-cell office:value-type="float" office:value="-6.193545" calcext:value-type="float">
            <text:p>-6.19354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78.316338" calcext:value-type="float">
            <text:p>-78.316338</text:p>
          </table:table-cell>
          <table:table-cell office:value-type="float" office:value="-9.635653" calcext:value-type="float">
            <text:p>-9.63565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64.235443" calcext:value-type="float">
            <text:p>64.235443</text:p>
          </table:table-cell>
          <table:table-cell office:value-type="float" office:value="-6.805422" calcext:value-type="float">
            <text:p>-6.80542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74.338692" calcext:value-type="float">
            <text:p>-74.338692</text:p>
          </table:table-cell>
          <table:table-cell office:value-type="float" office:value="-11.014338" calcext:value-type="float">
            <text:p>-11.01433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8.124089" calcext:value-type="float">
            <text:p>8.124089</text:p>
          </table:table-cell>
          <table:table-cell office:value-type="float" office:value="-4.286186" calcext:value-type="float">
            <text:p>-4.28618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34.900509" calcext:value-type="float">
            <text:p>-34.900509</text:p>
          </table:table-cell>
          <table:table-cell office:value-type="float" office:value="-8.094379" calcext:value-type="float">
            <text:p>-8.09437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.115527" calcext:value-type="float">
            <text:p>-1.115527</text:p>
          </table:table-cell>
          <table:table-cell office:value-type="float" office:value="-3.89736" calcext:value-type="float">
            <text:p>-3.8973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-176.807983" calcext:value-type="float">
            <text:p>-176.807983</text:p>
          </table:table-cell>
          <table:table-cell office:value-type="float" office:value="-11.196335" calcext:value-type="float">
            <text:p>-11.19633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.980133" calcext:value-type="float">
            <text:p>-1.980133</text:p>
          </table:table-cell>
          <table:table-cell office:value-type="float" office:value="-9.657082" calcext:value-type="float">
            <text:p>-9.65708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73.32766" calcext:value-type="float">
            <text:p>73.32766</text:p>
          </table:table-cell>
          <table:table-cell office:value-type="float" office:value="-9.503361" calcext:value-type="float">
            <text:p>-9.50336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38.665943" calcext:value-type="float">
            <text:p>38.665943</text:p>
          </table:table-cell>
          <table:table-cell office:value-type="float" office:value="-11.336393" calcext:value-type="float">
            <text:p>-11.33639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178.699829" calcext:value-type="float">
            <text:p>178.699829</text:p>
          </table:table-cell>
          <table:table-cell office:value-type="float" office:value="-5.132277" calcext:value-type="float">
            <text:p>-5.13227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25.721075" calcext:value-type="float">
            <text:p>-25.721075</text:p>
          </table:table-cell>
          <table:table-cell office:value-type="float" office:value="-8.371125" calcext:value-type="float">
            <text:p>-8.37112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0.724974" calcext:value-type="float">
            <text:p>-10.724974</text:p>
          </table:table-cell>
          <table:table-cell office:value-type="float" office:value="-10.060344" calcext:value-type="float">
            <text:p>-10.06034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139.848022" calcext:value-type="float">
            <text:p>139.848022</text:p>
          </table:table-cell>
          <table:table-cell office:value-type="float" office:value="-7.276874" calcext:value-type="float">
            <text:p>-7.27687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125.230904" calcext:value-type="float">
            <text:p>-125.230904</text:p>
          </table:table-cell>
          <table:table-cell office:value-type="float" office:value="-17.1896" calcext:value-type="float">
            <text:p>-17.189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81.277809" calcext:value-type="float">
            <text:p>81.277809</text:p>
          </table:table-cell>
          <table:table-cell office:value-type="float" office:value="-13.248801" calcext:value-type="float">
            <text:p>-13.24880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53.161503" calcext:value-type="float">
            <text:p>53.161503</text:p>
          </table:table-cell>
          <table:table-cell office:value-type="float" office:value="-11.24383" calcext:value-type="float">
            <text:p>-11.2438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145.901245" calcext:value-type="float">
            <text:p>-145.901245</text:p>
          </table:table-cell>
          <table:table-cell office:value-type="float" office:value="-18.828857" calcext:value-type="float">
            <text:p>-18.82885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91.032372" calcext:value-type="float">
            <text:p>91.032372</text:p>
          </table:table-cell>
          <table:table-cell office:value-type="float" office:value="-14.732071" calcext:value-type="float">
            <text:p>-14.73207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-29.75544" calcext:value-type="float">
            <text:p>-29.75544</text:p>
          </table:table-cell>
          <table:table-cell office:value-type="float" office:value="-17.773716" calcext:value-type="float">
            <text:p>-17.77371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107.740402" calcext:value-type="float">
            <text:p>107.740402</text:p>
          </table:table-cell>
          <table:table-cell office:value-type="float" office:value="-19.62804" calcext:value-type="float">
            <text:p>-19.6280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04" calcext:value-type="float">
            <text:p>1104</text:p>
          </table:table-cell>
          <table:table-cell office:value-type="float" office:value="145.076233" calcext:value-type="float">
            <text:p>145.076233</text:p>
          </table:table-cell>
          <table:table-cell office:value-type="float" office:value="-8.945799" calcext:value-type="float">
            <text:p>-8.94579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65.390366" calcext:value-type="float">
            <text:p>-65.390366</text:p>
          </table:table-cell>
          <table:table-cell office:value-type="float" office:value="-9.859061" calcext:value-type="float">
            <text:p>-9.85906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44.30722" calcext:value-type="float">
            <text:p>44.30722</text:p>
          </table:table-cell>
          <table:table-cell office:value-type="float" office:value="-10.00579" calcext:value-type="float">
            <text:p>-10.0057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56.668571" calcext:value-type="float">
            <text:p>56.668571</text:p>
          </table:table-cell>
          <table:table-cell office:value-type="float" office:value="-4.836223" calcext:value-type="float">
            <text:p>-4.83622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01" calcext:value-type="float">
            <text:p>1101</text:p>
          </table:table-cell>
          <table:table-cell office:value-type="float" office:value="-134.690826" calcext:value-type="float">
            <text:p>-134.690826</text:p>
          </table:table-cell>
          <table:table-cell office:value-type="float" office:value="-8.140529" calcext:value-type="float">
            <text:p>-8.140529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-51.288757" calcext:value-type="float">
            <text:p>-51.288757</text:p>
          </table:table-cell>
          <table:table-cell office:value-type="float" office:value="36.873699" calcext:value-type="float">
            <text:p>36.87369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90" calcext:value-type="float">
            <text:p>1090</text:p>
          </table:table-cell>
          <table:table-cell office:value-type="float" office:value="122.545052" calcext:value-type="float">
            <text:p>122.545052</text:p>
          </table:table-cell>
          <table:table-cell office:value-type="float" office:value="40.244499" calcext:value-type="float">
            <text:p>40.24449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89" calcext:value-type="float">
            <text:p>1089</text:p>
          </table:table-cell>
          <table:table-cell office:value-type="float" office:value="227.696838" calcext:value-type="float">
            <text:p>227.696838</text:p>
          </table:table-cell>
          <table:table-cell office:value-type="float" office:value="35.502785" calcext:value-type="float">
            <text:p>35.50278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-2.473109" calcext:value-type="float">
            <text:p>-2.473109</text:p>
          </table:table-cell>
          <table:table-cell office:value-type="float" office:value="40.859951" calcext:value-type="float">
            <text:p>40.85995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89" calcext:value-type="float">
            <text:p>1089</text:p>
          </table:table-cell>
          <table:table-cell office:value-type="float" office:value="-109.78241" calcext:value-type="float">
            <text:p>-109.78241</text:p>
          </table:table-cell>
          <table:table-cell office:value-type="float" office:value="32.643078" calcext:value-type="float">
            <text:p>32.64307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138.478668" calcext:value-type="float">
            <text:p>138.478668</text:p>
          </table:table-cell>
          <table:table-cell office:value-type="float" office:value="8.823726" calcext:value-type="float">
            <text:p>8.82372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97" calcext:value-type="float">
            <text:p>1097</text:p>
          </table:table-cell>
          <table:table-cell office:value-type="float" office:value="-206.901184" calcext:value-type="float">
            <text:p>-206.901184</text:p>
          </table:table-cell>
          <table:table-cell office:value-type="float" office:value="-30.544209" calcext:value-type="float">
            <text:p>-30.54420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07" calcext:value-type="float">
            <text:p>1107</text:p>
          </table:table-cell>
          <table:table-cell office:value-type="float" office:value="-0.256302" calcext:value-type="float">
            <text:p>-0.256302</text:p>
          </table:table-cell>
          <table:table-cell office:value-type="float" office:value="-46.324646" calcext:value-type="float">
            <text:p>-46.3246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11" calcext:value-type="float">
            <text:p>1111</text:p>
          </table:table-cell>
          <table:table-cell office:value-type="float" office:value="-162.546158" calcext:value-type="float">
            <text:p>-162.546158</text:p>
          </table:table-cell>
          <table:table-cell office:value-type="float" office:value="-67.499939" calcext:value-type="float">
            <text:p>-67.499939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116" calcext:value-type="float">
            <text:p>1116</text:p>
          </table:table-cell>
          <table:table-cell office:value-type="float" office:value="-117.662445" calcext:value-type="float">
            <text:p>-117.662445</text:p>
          </table:table-cell>
          <table:table-cell office:value-type="float" office:value="-84.087791" calcext:value-type="float">
            <text:p>-84.08779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-155.573959" calcext:value-type="float">
            <text:p>-155.573959</text:p>
          </table:table-cell>
          <table:table-cell office:value-type="float" office:value="-100.180481" calcext:value-type="float">
            <text:p>-100.18048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25" calcext:value-type="float">
            <text:p>1125</text:p>
          </table:table-cell>
          <table:table-cell office:value-type="float" office:value="-103.179665" calcext:value-type="float">
            <text:p>-103.179665</text:p>
          </table:table-cell>
          <table:table-cell office:value-type="float" office:value="-110.140823" calcext:value-type="float">
            <text:p>-110.14082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27" calcext:value-type="float">
            <text:p>1127</text:p>
          </table:table-cell>
          <table:table-cell office:value-type="float" office:value="-164.057556" calcext:value-type="float">
            <text:p>-164.057556</text:p>
          </table:table-cell>
          <table:table-cell office:value-type="float" office:value="-137.813522" calcext:value-type="float">
            <text:p>-137.81352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34" calcext:value-type="float">
            <text:p>1134</text:p>
          </table:table-cell>
          <table:table-cell office:value-type="float" office:value="-107.226883" calcext:value-type="float">
            <text:p>-107.226883</text:p>
          </table:table-cell>
          <table:table-cell office:value-type="float" office:value="-154.842865" calcext:value-type="float">
            <text:p>-154.84286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8" calcext:value-type="float">
            <text:p>1138</text:p>
          </table:table-cell>
          <table:table-cell office:value-type="float" office:value="-224.845215" calcext:value-type="float">
            <text:p>-224.845215</text:p>
          </table:table-cell>
          <table:table-cell office:value-type="float" office:value="-195.359589" calcext:value-type="float">
            <text:p>-195.35958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48" calcext:value-type="float">
            <text:p>1148</text:p>
          </table:table-cell>
          <table:table-cell office:value-type="float" office:value="-216.052368" calcext:value-type="float">
            <text:p>-216.052368</text:p>
          </table:table-cell>
          <table:table-cell office:value-type="float" office:value="-221.933807" calcext:value-type="float">
            <text:p>-221.93380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55" calcext:value-type="float">
            <text:p>1155</text:p>
          </table:table-cell>
          <table:table-cell office:value-type="float" office:value="-123.055954" calcext:value-type="float">
            <text:p>-123.055954</text:p>
          </table:table-cell>
          <table:table-cell office:value-type="float" office:value="-224.749298" calcext:value-type="float">
            <text:p>-224.74929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156" calcext:value-type="float">
            <text:p>1156</text:p>
          </table:table-cell>
          <table:table-cell office:value-type="float" office:value="-343.473053" calcext:value-type="float">
            <text:p>-343.473053</text:p>
          </table:table-cell>
          <table:table-cell office:value-type="float" office:value="-232.262329" calcext:value-type="float">
            <text:p>-232.26232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58" calcext:value-type="float">
            <text:p>1158</text:p>
          </table:table-cell>
          <table:table-cell office:value-type="float" office:value="-276.016968" calcext:value-type="float">
            <text:p>-276.016968</text:p>
          </table:table-cell>
          <table:table-cell office:value-type="float" office:value="-257.279297" calcext:value-type="float">
            <text:p>-257.27929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64" calcext:value-type="float">
            <text:p>1164</text:p>
          </table:table-cell>
          <table:table-cell office:value-type="float" office:value="-226.054001" calcext:value-type="float">
            <text:p>-226.054001</text:p>
          </table:table-cell>
          <table:table-cell office:value-type="float" office:value="-267.013733" calcext:value-type="float">
            <text:p>-267.01373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270.829742" calcext:value-type="float">
            <text:p>-270.829742</text:p>
          </table:table-cell>
          <table:table-cell office:value-type="float" office:value="-267.6427" calcext:value-type="float">
            <text:p>-267.642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498.270264" calcext:value-type="float">
            <text:p>-498.270264</text:p>
          </table:table-cell>
          <table:table-cell office:value-type="float" office:value="-295.198486" calcext:value-type="float">
            <text:p>-295.19848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73" calcext:value-type="float">
            <text:p>1173</text:p>
          </table:table-cell>
          <table:table-cell office:value-type="float" office:value="-293.451477" calcext:value-type="float">
            <text:p>-293.451477</text:p>
          </table:table-cell>
          <table:table-cell office:value-type="float" office:value="-317.981598" calcext:value-type="float">
            <text:p>-317.98159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179" calcext:value-type="float">
            <text:p>1179</text:p>
          </table:table-cell>
          <table:table-cell office:value-type="float" office:value="-22.607334" calcext:value-type="float">
            <text:p>-22.607334</text:p>
          </table:table-cell>
          <table:table-cell office:value-type="float" office:value="-333.681366" calcext:value-type="float">
            <text:p>-333.68136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83" calcext:value-type="float">
            <text:p>1183</text:p>
          </table:table-cell>
          <table:table-cell office:value-type="float" office:value="-346.197998" calcext:value-type="float">
            <text:p>-346.197998</text:p>
          </table:table-cell>
          <table:table-cell office:value-type="float" office:value="-363.994415" calcext:value-type="float">
            <text:p>-363.9944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90" calcext:value-type="float">
            <text:p>1190</text:p>
          </table:table-cell>
          <table:table-cell office:value-type="float" office:value="-357.607391" calcext:value-type="float">
            <text:p>-357.607391</text:p>
          </table:table-cell>
          <table:table-cell office:value-type="float" office:value="-392.40741" calcext:value-type="float">
            <text:p>-392.4074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98" calcext:value-type="float">
            <text:p>1198</text:p>
          </table:table-cell>
          <table:table-cell office:value-type="float" office:value="-272.640442" calcext:value-type="float">
            <text:p>-272.640442</text:p>
          </table:table-cell>
          <table:table-cell office:value-type="float" office:value="-415.366486" calcext:value-type="float">
            <text:p>-415.3664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58.000793" calcext:value-type="float">
            <text:p>-558.000793</text:p>
          </table:table-cell>
          <table:table-cell office:value-type="float" office:value="-448.355988" calcext:value-type="float">
            <text:p>-448.3559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04.702271" calcext:value-type="float">
            <text:p>-404.702271</text:p>
          </table:table-cell>
          <table:table-cell office:value-type="float" office:value="-459.931061" calcext:value-type="float">
            <text:p>-459.9310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94.552002" calcext:value-type="float">
            <text:p>-294.552002</text:p>
          </table:table-cell>
          <table:table-cell office:value-type="float" office:value="-475.088226" calcext:value-type="float">
            <text:p>-475.0882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8.512634" calcext:value-type="float">
            <text:p>-488.512634</text:p>
          </table:table-cell>
          <table:table-cell office:value-type="float" office:value="-494.504883" calcext:value-type="float">
            <text:p>-494.5048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9.656067" calcext:value-type="float">
            <text:p>-459.656067</text:p>
          </table:table-cell>
          <table:table-cell office:value-type="float" office:value="-512.595886" calcext:value-type="float">
            <text:p>-512.595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47.982269" calcext:value-type="float">
            <text:p>-247.982269</text:p>
          </table:table-cell>
          <table:table-cell office:value-type="float" office:value="-541.00769" calcext:value-type="float">
            <text:p>-541.007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24.506592" calcext:value-type="float">
            <text:p>-324.506592</text:p>
          </table:table-cell>
          <table:table-cell office:value-type="float" office:value="-562.186768" calcext:value-type="float">
            <text:p>-562.1867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1.599731" calcext:value-type="float">
            <text:p>-501.599731</text:p>
          </table:table-cell>
          <table:table-cell office:value-type="float" office:value="-580.764404" calcext:value-type="float">
            <text:p>-580.7644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8.225403" calcext:value-type="float">
            <text:p>-508.225403</text:p>
          </table:table-cell>
          <table:table-cell office:value-type="float" office:value="-613.592285" calcext:value-type="float">
            <text:p>-613.592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6.364014" calcext:value-type="float">
            <text:p>-386.364014</text:p>
          </table:table-cell>
          <table:table-cell office:value-type="float" office:value="-629.700745" calcext:value-type="float">
            <text:p>-629.7007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64.030518" calcext:value-type="float">
            <text:p>-464.030518</text:p>
          </table:table-cell>
          <table:table-cell office:value-type="float" office:value="-623.557495" calcext:value-type="float">
            <text:p>-623.5574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19.444702" calcext:value-type="float">
            <text:p>-519.444702</text:p>
          </table:table-cell>
          <table:table-cell office:value-type="float" office:value="-630.144531" calcext:value-type="float">
            <text:p>-630.1445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83.837036" calcext:value-type="float">
            <text:p>-483.837036</text:p>
          </table:table-cell>
          <table:table-cell office:value-type="float" office:value="-646.890259" calcext:value-type="float">
            <text:p>-646.8902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8.590332" calcext:value-type="float">
            <text:p>-458.590332</text:p>
          </table:table-cell>
          <table:table-cell office:value-type="float" office:value="-660.277405" calcext:value-type="float">
            <text:p>-660.2774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1.826904" calcext:value-type="float">
            <text:p>-591.826904</text:p>
          </table:table-cell>
          <table:table-cell office:value-type="float" office:value="-661.613647" calcext:value-type="float">
            <text:p>-661.6136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58.037292" calcext:value-type="float">
            <text:p>-558.037292</text:p>
          </table:table-cell>
          <table:table-cell office:value-type="float" office:value="-691.852539" calcext:value-type="float">
            <text:p>-691.8525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99.874146" calcext:value-type="float">
            <text:p>-599.874146</text:p>
          </table:table-cell>
          <table:table-cell office:value-type="float" office:value="-688.41156" calcext:value-type="float">
            <text:p>-688.411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5.178101" calcext:value-type="float">
            <text:p>-495.178101</text:p>
          </table:table-cell>
          <table:table-cell office:value-type="float" office:value="-674.676819" calcext:value-type="float">
            <text:p>-674.6768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26.189514" calcext:value-type="float">
            <text:p>-726.189514</text:p>
          </table:table-cell>
          <table:table-cell office:value-type="float" office:value="-687.356506" calcext:value-type="float">
            <text:p>-687.3565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0.661133" calcext:value-type="float">
            <text:p>-680.661133</text:p>
          </table:table-cell>
          <table:table-cell office:value-type="float" office:value="-664.035706" calcext:value-type="float">
            <text:p>-664.0357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1.485138" calcext:value-type="float">
            <text:p>-431.485138</text:p>
          </table:table-cell>
          <table:table-cell office:value-type="float" office:value="-609.799072" calcext:value-type="float">
            <text:p>-609.7990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01.256836" calcext:value-type="float">
            <text:p>-401.256836</text:p>
          </table:table-cell>
          <table:table-cell office:value-type="float" office:value="-562.062622" calcext:value-type="float">
            <text:p>-562.0626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97.936066" calcext:value-type="float">
            <text:p>-497.936066</text:p>
          </table:table-cell>
          <table:table-cell office:value-type="float" office:value="-505.93692" calcext:value-type="float">
            <text:p>-505.936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59.224091" calcext:value-type="float">
            <text:p>-359.224091</text:p>
          </table:table-cell>
          <table:table-cell office:value-type="float" office:value="-477.977295" calcext:value-type="float">
            <text:p>-477.9772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46.422241" calcext:value-type="float">
            <text:p>-446.422241</text:p>
          </table:table-cell>
          <table:table-cell office:value-type="float" office:value="-451.857574" calcext:value-type="float">
            <text:p>-451.8575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9.510254" calcext:value-type="float">
            <text:p>-369.510254</text:p>
          </table:table-cell>
          <table:table-cell office:value-type="float" office:value="-407.296722" calcext:value-type="float">
            <text:p>-407.2967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70.850586" calcext:value-type="float">
            <text:p>-370.850586</text:p>
          </table:table-cell>
          <table:table-cell office:value-type="float" office:value="-359.906067" calcext:value-type="float">
            <text:p>-359.90606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89" calcext:value-type="float">
            <text:p>1189</text:p>
          </table:table-cell>
          <table:table-cell office:value-type="float" office:value="-261.254761" calcext:value-type="float">
            <text:p>-261.254761</text:p>
          </table:table-cell>
          <table:table-cell office:value-type="float" office:value="-321.873901" calcext:value-type="float">
            <text:p>-321.87390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180" calcext:value-type="float">
            <text:p>1180</text:p>
          </table:table-cell>
          <table:table-cell office:value-type="float" office:value="-329.696594" calcext:value-type="float">
            <text:p>-329.696594</text:p>
          </table:table-cell>
          <table:table-cell office:value-type="float" office:value="-284.25116" calcext:value-type="float">
            <text:p>-284.2511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89.773338" calcext:value-type="float">
            <text:p>-89.773338</text:p>
          </table:table-cell>
          <table:table-cell office:value-type="float" office:value="-248.941833" calcext:value-type="float">
            <text:p>-248.94183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162" calcext:value-type="float">
            <text:p>1162</text:p>
          </table:table-cell>
          <table:table-cell office:value-type="float" office:value="-376.334656" calcext:value-type="float">
            <text:p>-376.334656</text:p>
          </table:table-cell>
          <table:table-cell office:value-type="float" office:value="-234.622101" calcext:value-type="float">
            <text:p>-234.62210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58" calcext:value-type="float">
            <text:p>1158</text:p>
          </table:table-cell>
          <table:table-cell office:value-type="float" office:value="-165.704788" calcext:value-type="float">
            <text:p>-165.704788</text:p>
          </table:table-cell>
          <table:table-cell office:value-type="float" office:value="-197.644653" calcext:value-type="float">
            <text:p>-197.64465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49" calcext:value-type="float">
            <text:p>1149</text:p>
          </table:table-cell>
          <table:table-cell office:value-type="float" office:value="49.533691" calcext:value-type="float">
            <text:p>49.533691</text:p>
          </table:table-cell>
          <table:table-cell office:value-type="float" office:value="-151.171707" calcext:value-type="float">
            <text:p>-151.17170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137" calcext:value-type="float">
            <text:p>1137</text:p>
          </table:table-cell>
          <table:table-cell office:value-type="float" office:value="106.492195" calcext:value-type="float">
            <text:p>106.492195</text:p>
          </table:table-cell>
          <table:table-cell office:value-type="float" office:value="-118.236809" calcext:value-type="float">
            <text:p>-118.23680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129" calcext:value-type="float">
            <text:p>1129</text:p>
          </table:table-cell>
          <table:table-cell office:value-type="float" office:value="-5.14411" calcext:value-type="float">
            <text:p>-5.14411</text:p>
          </table:table-cell>
          <table:table-cell office:value-type="float" office:value="-85.180519" calcext:value-type="float">
            <text:p>-85.18051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183.678268" calcext:value-type="float">
            <text:p>183.678268</text:p>
          </table:table-cell>
          <table:table-cell office:value-type="float" office:value="-40.891357" calcext:value-type="float">
            <text:p>-40.8913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10" calcext:value-type="float">
            <text:p>1110</text:p>
          </table:table-cell>
          <table:table-cell office:value-type="float" office:value="59.299568" calcext:value-type="float">
            <text:p>59.299568</text:p>
          </table:table-cell>
          <table:table-cell office:value-type="float" office:value="14.315058" calcext:value-type="float">
            <text:p>14.31505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96" calcext:value-type="float">
            <text:p>1096</text:p>
          </table:table-cell>
          <table:table-cell office:value-type="float" office:value="47.738022" calcext:value-type="float">
            <text:p>47.738022</text:p>
          </table:table-cell>
          <table:table-cell office:value-type="float" office:value="45.97438" calcext:value-type="float">
            <text:p>45.9743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88" calcext:value-type="float">
            <text:p>1088</text:p>
          </table:table-cell>
          <table:table-cell office:value-type="float" office:value="-9.116848" calcext:value-type="float">
            <text:p>-9.116848</text:p>
          </table:table-cell>
          <table:table-cell office:value-type="float" office:value="63.07019" calcext:value-type="float">
            <text:p>63.0701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84" calcext:value-type="float">
            <text:p>1084</text:p>
          </table:table-cell>
          <table:table-cell office:value-type="float" office:value="208.396622" calcext:value-type="float">
            <text:p>208.396622</text:p>
          </table:table-cell>
          <table:table-cell office:value-type="float" office:value="94.654526" calcext:value-type="float">
            <text:p>94.65452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float" office:value="160.384277" calcext:value-type="float">
            <text:p>160.384277</text:p>
          </table:table-cell>
          <table:table-cell office:value-type="float" office:value="116.111694" calcext:value-type="float">
            <text:p>116.11169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173.357269" calcext:value-type="float">
            <text:p>173.357269</text:p>
          </table:table-cell>
          <table:table-cell office:value-type="float" office:value="136.715363" calcext:value-type="float">
            <text:p>136.71536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65" calcext:value-type="float">
            <text:p>1065</text:p>
          </table:table-cell>
          <table:table-cell office:value-type="float" office:value="219.487381" calcext:value-type="float">
            <text:p>219.487381</text:p>
          </table:table-cell>
          <table:table-cell office:value-type="float" office:value="165.141617" calcext:value-type="float">
            <text:p>165.14161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58" calcext:value-type="float">
            <text:p>1058</text:p>
          </table:table-cell>
          <table:table-cell office:value-type="float" office:value="294.80899" calcext:value-type="float">
            <text:p>294.80899</text:p>
          </table:table-cell>
          <table:table-cell office:value-type="float" office:value="201.104187" calcext:value-type="float">
            <text:p>201.10418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49" calcext:value-type="float">
            <text:p>1049</text:p>
          </table:table-cell>
          <table:table-cell office:value-type="float" office:value="252.880371" calcext:value-type="float">
            <text:p>252.880371</text:p>
          </table:table-cell>
          <table:table-cell office:value-type="float" office:value="219.662506" calcext:value-type="float">
            <text:p>219.66250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office:value-type="float" office:value="306.634827" calcext:value-type="float">
            <text:p>306.634827</text:p>
          </table:table-cell>
          <table:table-cell office:value-type="float" office:value="236.250641" calcext:value-type="float">
            <text:p>236.25064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40" calcext:value-type="float">
            <text:p>1040</text:p>
          </table:table-cell>
          <table:table-cell office:value-type="float" office:value="436.143066" calcext:value-type="float">
            <text:p>436.143066</text:p>
          </table:table-cell>
          <table:table-cell office:value-type="float" office:value="270.320251" calcext:value-type="float">
            <text:p>270.32025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2" calcext:value-type="float">
            <text:p>1032</text:p>
          </table:table-cell>
          <table:table-cell office:value-type="float" office:value="330.069458" calcext:value-type="float">
            <text:p>330.069458</text:p>
          </table:table-cell>
          <table:table-cell office:value-type="float" office:value="302.905579" calcext:value-type="float">
            <text:p>302.90557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24" calcext:value-type="float">
            <text:p>1024</text:p>
          </table:table-cell>
          <table:table-cell office:value-type="float" office:value="312.957123" calcext:value-type="float">
            <text:p>312.957123</text:p>
          </table:table-cell>
          <table:table-cell office:value-type="float" office:value="336.000122" calcext:value-type="float">
            <text:p>336.00012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16" calcext:value-type="float">
            <text:p>1016</text:p>
          </table:table-cell>
          <table:table-cell office:value-type="float" office:value="525.849121" calcext:value-type="float">
            <text:p>525.849121</text:p>
          </table:table-cell>
          <table:table-cell office:value-type="float" office:value="365.312012" calcext:value-type="float">
            <text:p>365.31201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008" calcext:value-type="float">
            <text:p>1008</text:p>
          </table:table-cell>
          <table:table-cell office:value-type="float" office:value="484.011414" calcext:value-type="float">
            <text:p>484.011414</text:p>
          </table:table-cell>
          <table:table-cell office:value-type="float" office:value="399.563538" calcext:value-type="float">
            <text:p>399.56353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000" calcext:value-type="float">
            <text:p>1000</text:p>
          </table:table-cell>
          <table:table-cell office:value-type="float" office:value="361.228821" calcext:value-type="float">
            <text:p>361.228821</text:p>
          </table:table-cell>
          <table:table-cell office:value-type="float" office:value="419.538818" calcext:value-type="float">
            <text:p>419.5388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76.043427" calcext:value-type="float">
            <text:p>376.043427</text:p>
          </table:table-cell>
          <table:table-cell office:value-type="float" office:value="445.197937" calcext:value-type="float">
            <text:p>445.1979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20.746735" calcext:value-type="float">
            <text:p>420.746735</text:p>
          </table:table-cell>
          <table:table-cell office:value-type="float" office:value="473.486328" calcext:value-type="float">
            <text:p>473.4863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5.535095" calcext:value-type="float">
            <text:p>485.535095</text:p>
          </table:table-cell>
          <table:table-cell office:value-type="float" office:value="507.733124" calcext:value-type="float">
            <text:p>507.7331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88.201233" calcext:value-type="float">
            <text:p>588.201233</text:p>
          </table:table-cell>
          <table:table-cell office:value-type="float" office:value="537.441162" calcext:value-type="float">
            <text:p>537.44116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5.223267" calcext:value-type="float">
            <text:p>595.223267</text:p>
          </table:table-cell>
          <table:table-cell office:value-type="float" office:value="560.486084" calcext:value-type="float">
            <text:p>560.48608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79.94812" calcext:value-type="float">
            <text:p>479.94812</text:p>
          </table:table-cell>
          <table:table-cell office:value-type="float" office:value="584.553894" calcext:value-type="float">
            <text:p>584.5538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61.307434" calcext:value-type="float">
            <text:p>661.307434</text:p>
          </table:table-cell>
          <table:table-cell office:value-type="float" office:value="610.473145" calcext:value-type="float">
            <text:p>610.4731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50.840088" calcext:value-type="float">
            <text:p>550.840088</text:p>
          </table:table-cell>
          <table:table-cell office:value-type="float" office:value="625.544067" calcext:value-type="float">
            <text:p>625.5440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39.690918" calcext:value-type="float">
            <text:p>639.690918</text:p>
          </table:table-cell>
          <table:table-cell office:value-type="float" office:value="647.932983" calcext:value-type="float">
            <text:p>647.9329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17.996155" calcext:value-type="float">
            <text:p>617.996155</text:p>
          </table:table-cell>
          <table:table-cell office:value-type="float" office:value="671.783508" calcext:value-type="float">
            <text:p>671.7835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05.87561" calcext:value-type="float">
            <text:p>705.87561</text:p>
          </table:table-cell>
          <table:table-cell office:value-type="float" office:value="683.838013" calcext:value-type="float">
            <text:p>683.8380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8.563171" calcext:value-type="float">
            <text:p>598.563171</text:p>
          </table:table-cell>
          <table:table-cell office:value-type="float" office:value="661.781311" calcext:value-type="float">
            <text:p>661.78131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51.177429" calcext:value-type="float">
            <text:p>651.177429</text:p>
          </table:table-cell>
          <table:table-cell office:value-type="float" office:value="652.192688" calcext:value-type="float">
            <text:p>652.1926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6.224243" calcext:value-type="float">
            <text:p>626.224243</text:p>
          </table:table-cell>
          <table:table-cell office:value-type="float" office:value="634.00647" calcext:value-type="float">
            <text:p>634.0064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8.28064" calcext:value-type="float">
            <text:p>598.28064</text:p>
          </table:table-cell>
          <table:table-cell office:value-type="float" office:value="596.554199" calcext:value-type="float">
            <text:p>596.554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3.238098" calcext:value-type="float">
            <text:p>453.238098</text:p>
          </table:table-cell>
          <table:table-cell office:value-type="float" office:value="540.625366" calcext:value-type="float">
            <text:p>540.6253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6.226654" calcext:value-type="float">
            <text:p>446.226654</text:p>
          </table:table-cell>
          <table:table-cell office:value-type="float" office:value="470.79837" calcext:value-type="float">
            <text:p>470.798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94.002319" calcext:value-type="float">
            <text:p>494.002319</text:p>
          </table:table-cell>
          <table:table-cell office:value-type="float" office:value="404.042633" calcext:value-type="float">
            <text:p>404.0426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92.571472" calcext:value-type="float">
            <text:p>392.571472</text:p>
          </table:table-cell>
          <table:table-cell office:value-type="float" office:value="369.751343" calcext:value-type="float">
            <text:p>369.75134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7" calcext:value-type="float">
            <text:p>1007</text:p>
          </table:table-cell>
          <table:table-cell office:value-type="float" office:value="214.440323" calcext:value-type="float">
            <text:p>214.440323</text:p>
          </table:table-cell>
          <table:table-cell office:value-type="float" office:value="325.174866" calcext:value-type="float">
            <text:p>325.17486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18" calcext:value-type="float">
            <text:p>1018</text:p>
          </table:table-cell>
          <table:table-cell office:value-type="float" office:value="176.07988" calcext:value-type="float">
            <text:p>176.07988</text:p>
          </table:table-cell>
          <table:table-cell office:value-type="float" office:value="270.754364" calcext:value-type="float">
            <text:p>270.75436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2" calcext:value-type="float">
            <text:p>1032</text:p>
          </table:table-cell>
          <table:table-cell office:value-type="float" office:value="344.746765" calcext:value-type="float">
            <text:p>344.746765</text:p>
          </table:table-cell>
          <table:table-cell office:value-type="float" office:value="230.849319" calcext:value-type="float">
            <text:p>230.84931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42" calcext:value-type="float">
            <text:p>1042</text:p>
          </table:table-cell>
          <table:table-cell office:value-type="float" office:value="297.768494" calcext:value-type="float">
            <text:p>297.768494</text:p>
          </table:table-cell>
          <table:table-cell office:value-type="float" office:value="174.27507" calcext:value-type="float">
            <text:p>174.2750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56" calcext:value-type="float">
            <text:p>1056</text:p>
          </table:table-cell>
          <table:table-cell office:value-type="float" office:value="257.483643" calcext:value-type="float">
            <text:p>257.483643</text:p>
          </table:table-cell>
          <table:table-cell office:value-type="float" office:value="138.221313" calcext:value-type="float">
            <text:p>138.22131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65" calcext:value-type="float">
            <text:p>1065</text:p>
          </table:table-cell>
          <table:table-cell office:value-type="float" office:value="189.352905" calcext:value-type="float">
            <text:p>189.352905</text:p>
          </table:table-cell>
          <table:table-cell office:value-type="float" office:value="101.483452" calcext:value-type="float">
            <text:p>101.48345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74" calcext:value-type="float">
            <text:p>1074</text:p>
          </table:table-cell>
          <table:table-cell office:value-type="float" office:value="-141.472656" calcext:value-type="float">
            <text:p>-141.472656</text:p>
          </table:table-cell>
          <table:table-cell office:value-type="float" office:value="61.153545" calcext:value-type="float">
            <text:p>61.15354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84" calcext:value-type="float">
            <text:p>1084</text:p>
          </table:table-cell>
          <table:table-cell office:value-type="float" office:value="82.106155" calcext:value-type="float">
            <text:p>82.106155</text:p>
          </table:table-cell>
          <table:table-cell office:value-type="float" office:value="32.035324" calcext:value-type="float">
            <text:p>32.03532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50.47496" calcext:value-type="float">
            <text:p>50.47496</text:p>
          </table:table-cell>
          <table:table-cell office:value-type="float" office:value="-12.345491" calcext:value-type="float">
            <text:p>-12.34549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03" calcext:value-type="float">
            <text:p>1103</text:p>
          </table:table-cell>
          <table:table-cell office:value-type="float" office:value="-139.657059" calcext:value-type="float">
            <text:p>-139.657059</text:p>
          </table:table-cell>
          <table:table-cell office:value-type="float" office:value="-49.552628" calcext:value-type="float">
            <text:p>-49.55262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12" calcext:value-type="float">
            <text:p>1112</text:p>
          </table:table-cell>
          <table:table-cell office:value-type="float" office:value="48.833725" calcext:value-type="float">
            <text:p>48.833725</text:p>
          </table:table-cell>
          <table:table-cell office:value-type="float" office:value="-76.357941" calcext:value-type="float">
            <text:p>-76.35794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19" calcext:value-type="float">
            <text:p>1119</text:p>
          </table:table-cell>
          <table:table-cell office:value-type="float" office:value="-2.309971" calcext:value-type="float">
            <text:p>-2.309971</text:p>
          </table:table-cell>
          <table:table-cell office:value-type="float" office:value="-115.743179" calcext:value-type="float">
            <text:p>-115.74317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28" calcext:value-type="float">
            <text:p>1128</text:p>
          </table:table-cell>
          <table:table-cell office:value-type="float" office:value="-213.200134" calcext:value-type="float">
            <text:p>-213.200134</text:p>
          </table:table-cell>
          <table:table-cell office:value-type="float" office:value="-155.493164" calcext:value-type="float">
            <text:p>-155.49316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38" calcext:value-type="float">
            <text:p>1138</text:p>
          </table:table-cell>
          <table:table-cell office:value-type="float" office:value="-113.91449" calcext:value-type="float">
            <text:p>-113.91449</text:p>
          </table:table-cell>
          <table:table-cell office:value-type="float" office:value="-187.686371" calcext:value-type="float">
            <text:p>-187.68637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46" calcext:value-type="float">
            <text:p>1146</text:p>
          </table:table-cell>
          <table:table-cell office:value-type="float" office:value="-199.025482" calcext:value-type="float">
            <text:p>-199.025482</text:p>
          </table:table-cell>
          <table:table-cell office:value-type="float" office:value="-216.647568" calcext:value-type="float">
            <text:p>-216.64756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154" calcext:value-type="float">
            <text:p>1154</text:p>
          </table:table-cell>
          <table:table-cell office:value-type="float" office:value="-114.278122" calcext:value-type="float">
            <text:p>-114.278122</text:p>
          </table:table-cell>
          <table:table-cell office:value-type="float" office:value="-238.000671" calcext:value-type="float">
            <text:p>-238.00067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59" calcext:value-type="float">
            <text:p>1159</text:p>
          </table:table-cell>
          <table:table-cell office:value-type="float" office:value="-200.82872" calcext:value-type="float">
            <text:p>-200.82872</text:p>
          </table:table-cell>
          <table:table-cell office:value-type="float" office:value="-266.206116" calcext:value-type="float">
            <text:p>-266.20611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251.860931" calcext:value-type="float">
            <text:p>-251.860931</text:p>
          </table:table-cell>
          <table:table-cell office:value-type="float" office:value="-274.526917" calcext:value-type="float">
            <text:p>-274.52691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68" calcext:value-type="float">
            <text:p>1168</text:p>
          </table:table-cell>
          <table:table-cell office:value-type="float" office:value="-103.8284" calcext:value-type="float">
            <text:p>-103.8284</text:p>
          </table:table-cell>
          <table:table-cell office:value-type="float" office:value="-286.144958" calcext:value-type="float">
            <text:p>-286.14495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71" calcext:value-type="float">
            <text:p>1171</text:p>
          </table:table-cell>
          <table:table-cell office:value-type="float" office:value="-108.227539" calcext:value-type="float">
            <text:p>-108.227539</text:p>
          </table:table-cell>
          <table:table-cell office:value-type="float" office:value="-304.117096" calcext:value-type="float">
            <text:p>-304.11709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76" calcext:value-type="float">
            <text:p>1176</text:p>
          </table:table-cell>
          <table:table-cell office:value-type="float" office:value="-370.643951" calcext:value-type="float">
            <text:p>-370.643951</text:p>
          </table:table-cell>
          <table:table-cell office:value-type="float" office:value="-330.560883" calcext:value-type="float">
            <text:p>-330.56088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82" calcext:value-type="float">
            <text:p>1182</text:p>
          </table:table-cell>
          <table:table-cell office:value-type="float" office:value="-349.184998" calcext:value-type="float">
            <text:p>-349.184998</text:p>
          </table:table-cell>
          <table:table-cell office:value-type="float" office:value="-352.303467" calcext:value-type="float">
            <text:p>-352.30346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88" calcext:value-type="float">
            <text:p>1188</text:p>
          </table:table-cell>
          <table:table-cell office:value-type="float" office:value="-413.502777" calcext:value-type="float">
            <text:p>-413.502777</text:p>
          </table:table-cell>
          <table:table-cell office:value-type="float" office:value="-380.580322" calcext:value-type="float">
            <text:p>-380.58032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-501.886597" calcext:value-type="float">
            <text:p>-501.886597</text:p>
          </table:table-cell>
          <table:table-cell office:value-type="float" office:value="-409.569275" calcext:value-type="float">
            <text:p>-409.5692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2.56073" calcext:value-type="float">
            <text:p>-432.56073</text:p>
          </table:table-cell>
          <table:table-cell office:value-type="float" office:value="-448.113373" calcext:value-type="float">
            <text:p>-448.1133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35.694214" calcext:value-type="float">
            <text:p>-435.694214</text:p>
          </table:table-cell>
          <table:table-cell office:value-type="float" office:value="-467.070374" calcext:value-type="float">
            <text:p>-467.0703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8.416931" calcext:value-type="float">
            <text:p>-368.416931</text:p>
          </table:table-cell>
          <table:table-cell office:value-type="float" office:value="-476.967285" calcext:value-type="float">
            <text:p>-476.9672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59.070251" calcext:value-type="float">
            <text:p>-459.070251</text:p>
          </table:table-cell>
          <table:table-cell office:value-type="float" office:value="-498.735626" calcext:value-type="float">
            <text:p>-498.7356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04.299255" calcext:value-type="float">
            <text:p>-604.299255</text:p>
          </table:table-cell>
          <table:table-cell office:value-type="float" office:value="-531.547668" calcext:value-type="float">
            <text:p>-531.5476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62.361023" calcext:value-type="float">
            <text:p>-262.361023</text:p>
          </table:table-cell>
          <table:table-cell office:value-type="float" office:value="-547.833496" calcext:value-type="float">
            <text:p>-547.833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04.255798" calcext:value-type="float">
            <text:p>-404.255798</text:p>
          </table:table-cell>
          <table:table-cell office:value-type="float" office:value="-557.197571" calcext:value-type="float">
            <text:p>-557.1975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689.31488" calcext:value-type="float">
            <text:p>-689.31488</text:p>
          </table:table-cell>
          <table:table-cell office:value-type="float" office:value="-581.422119" calcext:value-type="float">
            <text:p>-581.422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70.916016" calcext:value-type="float">
            <text:p>-770.916016</text:p>
          </table:table-cell>
          <table:table-cell office:value-type="float" office:value="-610.298096" calcext:value-type="float">
            <text:p>-610.2980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08.816528" calcext:value-type="float">
            <text:p>-508.816528</text:p>
          </table:table-cell>
          <table:table-cell office:value-type="float" office:value="-617.551575" calcext:value-type="float">
            <text:p>-617.551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77.912323" calcext:value-type="float">
            <text:p>-377.912323</text:p>
          </table:table-cell>
          <table:table-cell office:value-type="float" office:value="-612.635437" calcext:value-type="float">
            <text:p>-612.6354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735.709229" calcext:value-type="float">
            <text:p>-735.709229</text:p>
          </table:table-cell>
          <table:table-cell office:value-type="float" office:value="-612.913757" calcext:value-type="float">
            <text:p>-612.913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89.662231" calcext:value-type="float">
            <text:p>-589.662231</text:p>
          </table:table-cell>
          <table:table-cell office:value-type="float" office:value="-592.909058" calcext:value-type="float">
            <text:p>-592.9090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51.210022" calcext:value-type="float">
            <text:p>-351.210022</text:p>
          </table:table-cell>
          <table:table-cell office:value-type="float" office:value="-535.030212" calcext:value-type="float">
            <text:p>-535.0302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2.758423" calcext:value-type="float">
            <text:p>-532.758423</text:p>
          </table:table-cell>
          <table:table-cell office:value-type="float" office:value="-498.68927" calcext:value-type="float">
            <text:p>-498.689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39.34729" calcext:value-type="float">
            <text:p>-539.34729</text:p>
          </table:table-cell>
          <table:table-cell office:value-type="float" office:value="-452.395172" calcext:value-type="float">
            <text:p>-452.3951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49.621887" calcext:value-type="float">
            <text:p>-549.621887</text:p>
          </table:table-cell>
          <table:table-cell office:value-type="float" office:value="-407.435577" calcext:value-type="float">
            <text:p>-407.435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7.835754" calcext:value-type="float">
            <text:p>-427.835754</text:p>
          </table:table-cell>
          <table:table-cell office:value-type="float" office:value="-376.973022" calcext:value-type="float">
            <text:p>-376.9730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94" calcext:value-type="float">
            <text:p>1194</text:p>
          </table:table-cell>
          <table:table-cell office:value-type="float" office:value="-294.290253" calcext:value-type="float">
            <text:p>-294.290253</text:p>
          </table:table-cell>
          <table:table-cell office:value-type="float" office:value="-327.688599" calcext:value-type="float">
            <text:p>-327.688599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181" calcext:value-type="float">
            <text:p>1181</text:p>
          </table:table-cell>
          <table:table-cell office:value-type="float" office:value="-452.051758" calcext:value-type="float">
            <text:p>-452.051758</text:p>
          </table:table-cell>
          <table:table-cell office:value-type="float" office:value="-297.763489" calcext:value-type="float">
            <text:p>-297.76348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74" calcext:value-type="float">
            <text:p>1174</text:p>
          </table:table-cell>
          <table:table-cell office:value-type="float" office:value="-74.819473" calcext:value-type="float">
            <text:p>-74.819473</text:p>
          </table:table-cell>
          <table:table-cell office:value-type="float" office:value="-253.833603" calcext:value-type="float">
            <text:p>-253.83360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63" calcext:value-type="float">
            <text:p>1163</text:p>
          </table:table-cell>
          <table:table-cell office:value-type="float" office:value="-179.891663" calcext:value-type="float">
            <text:p>-179.891663</text:p>
          </table:table-cell>
          <table:table-cell office:value-type="float" office:value="-198.488388" calcext:value-type="float">
            <text:p>-198.48838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49" calcext:value-type="float">
            <text:p>1149</text:p>
          </table:table-cell>
          <table:table-cell office:value-type="float" office:value="-62.825363" calcext:value-type="float">
            <text:p>-62.825363</text:p>
          </table:table-cell>
          <table:table-cell office:value-type="float" office:value="-157.671539" calcext:value-type="float">
            <text:p>-157.67153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39" calcext:value-type="float">
            <text:p>1139</text:p>
          </table:table-cell>
          <table:table-cell office:value-type="float" office:value="-149.464096" calcext:value-type="float">
            <text:p>-149.464096</text:p>
          </table:table-cell>
          <table:table-cell office:value-type="float" office:value="-114.595566" calcext:value-type="float">
            <text:p>-114.59556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28" calcext:value-type="float">
            <text:p>1128</text:p>
          </table:table-cell>
          <table:table-cell office:value-type="float" office:value="-84.34967" calcext:value-type="float">
            <text:p>-84.34967</text:p>
          </table:table-cell>
          <table:table-cell office:value-type="float" office:value="-62.732613" calcext:value-type="float">
            <text:p>-62.73261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15" calcext:value-type="float">
            <text:p>1115</text:p>
          </table:table-cell>
          <table:table-cell office:value-type="float" office:value="-116.719269" calcext:value-type="float">
            <text:p>-116.719269</text:p>
          </table:table-cell>
          <table:table-cell office:value-type="float" office:value="-31.649929" calcext:value-type="float">
            <text:p>-31.64992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107" calcext:value-type="float">
            <text:p>1107</text:p>
          </table:table-cell>
          <table:table-cell office:value-type="float" office:value="-158.087189" calcext:value-type="float">
            <text:p>-158.087189</text:p>
          </table:table-cell>
          <table:table-cell office:value-type="float" office:value="22.004469" calcext:value-type="float">
            <text:p>22.004469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-61.477577" calcext:value-type="float">
            <text:p>-61.477577</text:p>
          </table:table-cell>
          <table:table-cell office:value-type="float" office:value="79.565498" calcext:value-type="float">
            <text:p>79.56549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12.06918" calcext:value-type="float">
            <text:p>12.06918</text:p>
          </table:table-cell>
          <table:table-cell office:value-type="float" office:value="118.046921" calcext:value-type="float">
            <text:p>118.04692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98.56987" calcext:value-type="float">
            <text:p>98.56987</text:p>
          </table:table-cell>
          <table:table-cell office:value-type="float" office:value="147.558533" calcext:value-type="float">
            <text:p>147.55853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63" calcext:value-type="float">
            <text:p>1063</text:p>
          </table:table-cell>
          <table:table-cell office:value-type="float" office:value="208.554459" calcext:value-type="float">
            <text:p>208.554459</text:p>
          </table:table-cell>
          <table:table-cell office:value-type="float" office:value="189.486206" calcext:value-type="float">
            <text:p>189.486206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52" calcext:value-type="float">
            <text:p>1052</text:p>
          </table:table-cell>
          <table:table-cell office:value-type="float" office:value="167.422607" calcext:value-type="float">
            <text:p>167.422607</text:p>
          </table:table-cell>
          <table:table-cell office:value-type="float" office:value="219.971924" calcext:value-type="float">
            <text:p>219.97192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45" calcext:value-type="float">
            <text:p>1045</text:p>
          </table:table-cell>
          <table:table-cell office:value-type="float" office:value="254.679443" calcext:value-type="float">
            <text:p>254.679443</text:p>
          </table:table-cell>
          <table:table-cell office:value-type="float" office:value="247.594116" calcext:value-type="float">
            <text:p>247.59411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38" calcext:value-type="float">
            <text:p>1038</text:p>
          </table:table-cell>
          <table:table-cell office:value-type="float" office:value="175.523224" calcext:value-type="float">
            <text:p>175.523224</text:p>
          </table:table-cell>
          <table:table-cell office:value-type="float" office:value="287.413055" calcext:value-type="float">
            <text:p>287.41305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28" calcext:value-type="float">
            <text:p>1028</text:p>
          </table:table-cell>
          <table:table-cell office:value-type="float" office:value="170.250076" calcext:value-type="float">
            <text:p>170.250076</text:p>
          </table:table-cell>
          <table:table-cell office:value-type="float" office:value="304.627441" calcext:value-type="float">
            <text:p>304.62744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23" calcext:value-type="float">
            <text:p>1023</text:p>
          </table:table-cell>
          <table:table-cell office:value-type="float" office:value="231.501678" calcext:value-type="float">
            <text:p>231.501678</text:p>
          </table:table-cell>
          <table:table-cell office:value-type="float" office:value="342.264374" calcext:value-type="float">
            <text:p>342.264374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14" calcext:value-type="float">
            <text:p>1014</text:p>
          </table:table-cell>
          <table:table-cell office:value-type="float" office:value="473.083618" calcext:value-type="float">
            <text:p>473.083618</text:p>
          </table:table-cell>
          <table:table-cell office:value-type="float" office:value="376.371521" calcext:value-type="float">
            <text:p>376.37152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05" calcext:value-type="float">
            <text:p>1005</text:p>
          </table:table-cell>
          <table:table-cell office:value-type="float" office:value="423.477173" calcext:value-type="float">
            <text:p>423.477173</text:p>
          </table:table-cell>
          <table:table-cell office:value-type="float" office:value="428.078033" calcext:value-type="float">
            <text:p>428.0780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1.201904" calcext:value-type="float">
            <text:p>331.201904</text:p>
          </table:table-cell>
          <table:table-cell office:value-type="float" office:value="466.312866" calcext:value-type="float">
            <text:p>466.3128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9.391785" calcext:value-type="float">
            <text:p>489.391785</text:p>
          </table:table-cell>
          <table:table-cell office:value-type="float" office:value="492.934143" calcext:value-type="float">
            <text:p>492.93414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34.744629" calcext:value-type="float">
            <text:p>534.744629</text:p>
          </table:table-cell>
          <table:table-cell office:value-type="float" office:value="514.832214" calcext:value-type="float">
            <text:p>514.8322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40.793915" calcext:value-type="float">
            <text:p>440.793915</text:p>
          </table:table-cell>
          <table:table-cell office:value-type="float" office:value="529.214233" calcext:value-type="float">
            <text:p>529.2142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8.403259" calcext:value-type="float">
            <text:p>628.403259</text:p>
          </table:table-cell>
          <table:table-cell office:value-type="float" office:value="560.125366" calcext:value-type="float">
            <text:p>560.1253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94.526825" calcext:value-type="float">
            <text:p>494.526825</text:p>
          </table:table-cell>
          <table:table-cell office:value-type="float" office:value="602.825439" calcext:value-type="float">
            <text:p>602.82543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5.235962" calcext:value-type="float">
            <text:p>625.235962</text:p>
          </table:table-cell>
          <table:table-cell office:value-type="float" office:value="631.755127" calcext:value-type="float">
            <text:p>631.7551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3.409729" calcext:value-type="float">
            <text:p>593.409729</text:p>
          </table:table-cell>
          <table:table-cell office:value-type="float" office:value="647.858887" calcext:value-type="float">
            <text:p>647.8588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29.536682" calcext:value-type="float">
            <text:p>629.536682</text:p>
          </table:table-cell>
          <table:table-cell office:value-type="float" office:value="666.398438" calcext:value-type="float">
            <text:p>666.3984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44.591125" calcext:value-type="float">
            <text:p>544.591125</text:p>
          </table:table-cell>
          <table:table-cell office:value-type="float" office:value="666.155518" calcext:value-type="float">
            <text:p>666.1555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44.675537" calcext:value-type="float">
            <text:p>744.675537</text:p>
          </table:table-cell>
          <table:table-cell office:value-type="float" office:value="677.257568" calcext:value-type="float">
            <text:p>677.2575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70.567749" calcext:value-type="float">
            <text:p>670.567749</text:p>
          </table:table-cell>
          <table:table-cell office:value-type="float" office:value="672.259644" calcext:value-type="float">
            <text:p>672.2596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722.002197" calcext:value-type="float">
            <text:p>722.002197</text:p>
          </table:table-cell>
          <table:table-cell office:value-type="float" office:value="633.377808" calcext:value-type="float">
            <text:p>633.377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5:45:26.237055867</dc:date>
    <meta:editing-duration>PT4M18S</meta:editing-duration>
    <meta:editing-cycles>2</meta:editing-cycles>
    <meta:generator>LibreOffice/7.3.7.2$Linux_X86_64 LibreOffice_project/30$Build-2</meta:generator>
    <meta:document-statistic meta:table-count="1" meta:cell-count="8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31cm" svg:height="15.566cm" xlink:href=".." xlink:type="simple" chart:class="chart:line" chart:style-name="ch1">
        <chart:legend chart:legend-position="end" svg:x="23.009cm" svg:y="6.737cm" style:legend-expansion="high" chart:style-name="ch2"/>
        <chart:plot-area chart:style-name="ch3" table:cell-range-address="Pitch_P_controller.A1:Pitch_P_controller.D205" chart:data-source-has-labels="row" svg:x="0.56cm" svg:y="0.311cm" svg:width="21.889cm" svg:height="14.944cm">
          <chart:coordinate-region svg:x="1.658cm" svg:y="0.51cm" svg:width="20.791cm" svg:height="14.5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tch_P_controller.A2:Pitch_P_controller.A205" chart:label-cell-address="Pitch_P_controller.A1:Pitch_P_controller.A1" chart:class="chart:line">
            <chart:data-point chart:repeated="204"/>
          </chart:series>
          <chart:series chart:style-name="ch7" chart:values-cell-range-address="Pitch_P_controller.B2:Pitch_P_controller.B205" chart:label-cell-address="Pitch_P_controller.B1:Pitch_P_controller.B1" chart:class="chart:line">
            <chart:data-point chart:repeated="204"/>
          </chart:series>
          <chart:series chart:style-name="ch8" chart:values-cell-range-address="Pitch_P_controller.C2:Pitch_P_controller.C205" chart:label-cell-address="Pitch_P_controller.C1:Pitch_P_controller.C1" chart:class="chart:line">
            <chart:data-point chart:repeated="204"/>
          </chart:series>
          <chart:series chart:style-name="ch9" chart:values-cell-range-address="Pitch_P_controller.D2:Pitch_P_controller.D205" chart:label-cell-address="Pitch_P_controller.D1:Pitch_P_controller.D1" chart:class="chart:line">
            <chart:data-point chart:repeated="2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0&amp;3</text:p>
                <draw:g>
                  <svg:desc>Pitch_P_controller.A1:Pitch_P_controller.A1</svg:desc>
                </draw:g>
              </table:table-cell>
              <table:table-cell office:value-type="string">
                <text:p>PWM1&amp;2</text:p>
                <draw:g>
                  <svg:desc>Pitch_P_controller.B1:Pitch_P_controller.B1</svg:desc>
                </draw:g>
              </table:table-cell>
              <table:table-cell office:value-type="string">
                <text:p>Accel Pitch angle * 20</text:p>
                <draw:g>
                  <svg:desc>Pitch_P_controller.C1:Pitch_P_controller.C1</svg:desc>
                </draw:g>
              </table:table-cell>
              <table:table-cell office:value-type="string">
                <text:p>Filtered Pitch angel * 20</text:p>
                <draw:g>
                  <svg:desc>Pitch_P_controller.D1:Pitch_P_controll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8">
                <text:p>1098</text:p>
                <draw:g>
                  <svg:desc>Pitch_P_controller.A2:Pitch_P_controller.A205</svg:desc>
                </draw:g>
              </table:table-cell>
              <table:table-cell office:value-type="float" office:value="1101">
                <text:p>1101</text:p>
                <draw:g>
                  <svg:desc>Pitch_P_controller.B2:Pitch_P_controller.B205</svg:desc>
                </draw:g>
              </table:table-cell>
              <table:table-cell office:value-type="float" office:value="0.876415">
                <text:p>0.876415</text:p>
                <draw:g>
                  <svg:desc>Pitch_P_controller.C2:Pitch_P_controller.C205</svg:desc>
                </draw:g>
              </table:table-cell>
              <table:table-cell office:value-type="float" office:value="-6.377864">
                <text:p>-6.377864</text:p>
                <draw:g>
                  <svg:desc>Pitch_P_controller.D2:Pitch_P_controller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1.478126">
                <text:p>-1.478126</text:p>
              </table:table-cell>
              <table:table-cell office:value-type="float" office:value="-6.587276">
                <text:p>-6.587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14.099221">
                <text:p>14.099221</text:p>
              </table:table-cell>
              <table:table-cell office:value-type="float" office:value="-5.066808">
                <text:p>-5.0668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9.320048">
                <text:p>-9.320048</text:p>
              </table:table-cell>
              <table:table-cell office:value-type="float" office:value="-4.600119">
                <text:p>-4.600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45.940269">
                <text:p>45.940269</text:p>
              </table:table-cell>
              <table:table-cell office:value-type="float" office:value="-6.193545">
                <text:p>-6.193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78.316338">
                <text:p>-78.316338</text:p>
              </table:table-cell>
              <table:table-cell office:value-type="float" office:value="-9.635653">
                <text:p>-9.635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64.235443">
                <text:p>64.235443</text:p>
              </table:table-cell>
              <table:table-cell office:value-type="float" office:value="-6.805422">
                <text:p>-6.805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74.338692">
                <text:p>-74.338692</text:p>
              </table:table-cell>
              <table:table-cell office:value-type="float" office:value="-11.014338">
                <text:p>-11.0143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8.124089">
                <text:p>8.124089</text:p>
              </table:table-cell>
              <table:table-cell office:value-type="float" office:value="-4.286186">
                <text:p>-4.2861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34.900509">
                <text:p>-34.900509</text:p>
              </table:table-cell>
              <table:table-cell office:value-type="float" office:value="-8.094379">
                <text:p>-8.094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.115527">
                <text:p>-1.115527</text:p>
              </table:table-cell>
              <table:table-cell office:value-type="float" office:value="-3.89736">
                <text:p>-3.89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-176.807983">
                <text:p>-176.807983</text:p>
              </table:table-cell>
              <table:table-cell office:value-type="float" office:value="-11.196335">
                <text:p>-11.196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.980133">
                <text:p>-1.980133</text:p>
              </table:table-cell>
              <table:table-cell office:value-type="float" office:value="-9.657082">
                <text:p>-9.657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73.32766">
                <text:p>73.32766</text:p>
              </table:table-cell>
              <table:table-cell office:value-type="float" office:value="-9.503361">
                <text:p>-9.503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38.665943">
                <text:p>38.665943</text:p>
              </table:table-cell>
              <table:table-cell office:value-type="float" office:value="-11.336393">
                <text:p>-11.336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78.699829">
                <text:p>178.699829</text:p>
              </table:table-cell>
              <table:table-cell office:value-type="float" office:value="-5.132277">
                <text:p>-5.1322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25.721075">
                <text:p>-25.721075</text:p>
              </table:table-cell>
              <table:table-cell office:value-type="float" office:value="-8.371125">
                <text:p>-8.371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0.724974">
                <text:p>-10.724974</text:p>
              </table:table-cell>
              <table:table-cell office:value-type="float" office:value="-10.060344">
                <text:p>-10.0603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139.848022">
                <text:p>139.848022</text:p>
              </table:table-cell>
              <table:table-cell office:value-type="float" office:value="-7.276874">
                <text:p>-7.2768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125.230904">
                <text:p>-125.230904</text:p>
              </table:table-cell>
              <table:table-cell office:value-type="float" office:value="-17.1896">
                <text:p>-17.1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81.277809">
                <text:p>81.277809</text:p>
              </table:table-cell>
              <table:table-cell office:value-type="float" office:value="-13.248801">
                <text:p>-13.248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53.161503">
                <text:p>53.161503</text:p>
              </table:table-cell>
              <table:table-cell office:value-type="float" office:value="-11.24383">
                <text:p>-11.243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145.901245">
                <text:p>-145.901245</text:p>
              </table:table-cell>
              <table:table-cell office:value-type="float" office:value="-18.828857">
                <text:p>-18.828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91.032372">
                <text:p>91.032372</text:p>
              </table:table-cell>
              <table:table-cell office:value-type="float" office:value="-14.732071">
                <text:p>-14.732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-29.75544">
                <text:p>-29.75544</text:p>
              </table:table-cell>
              <table:table-cell office:value-type="float" office:value="-17.773716">
                <text:p>-17.773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107.740402">
                <text:p>107.740402</text:p>
              </table:table-cell>
              <table:table-cell office:value-type="float" office:value="-19.62804">
                <text:p>-19.62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5">
                <text:p>1095</text:p>
              </table:table-cell>
              <table:table-cell office:value-type="float" office:value="1104">
                <text:p>1104</text:p>
              </table:table-cell>
              <table:table-cell office:value-type="float" office:value="145.076233">
                <text:p>145.076233</text:p>
              </table:table-cell>
              <table:table-cell office:value-type="float" office:value="-8.945799">
                <text:p>-8.9457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65.390366">
                <text:p>-65.390366</text:p>
              </table:table-cell>
              <table:table-cell office:value-type="float" office:value="-9.859061">
                <text:p>-9.8590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44.30722">
                <text:p>44.30722</text:p>
              </table:table-cell>
              <table:table-cell office:value-type="float" office:value="-10.00579">
                <text:p>-10.00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56.668571">
                <text:p>56.668571</text:p>
              </table:table-cell>
              <table:table-cell office:value-type="float" office:value="-4.836223">
                <text:p>-4.8362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8">
                <text:p>1098</text:p>
              </table:table-cell>
              <table:table-cell office:value-type="float" office:value="1101">
                <text:p>1101</text:p>
              </table:table-cell>
              <table:table-cell office:value-type="float" office:value="-134.690826">
                <text:p>-134.690826</text:p>
              </table:table-cell>
              <table:table-cell office:value-type="float" office:value="-8.140529">
                <text:p>-8.1405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-51.288757">
                <text:p>-51.288757</text:p>
              </table:table-cell>
              <table:table-cell office:value-type="float" office:value="36.873699">
                <text:p>36.873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9">
                <text:p>1109</text:p>
              </table:table-cell>
              <table:table-cell office:value-type="float" office:value="1090">
                <text:p>1090</text:p>
              </table:table-cell>
              <table:table-cell office:value-type="float" office:value="122.545052">
                <text:p>122.545052</text:p>
              </table:table-cell>
              <table:table-cell office:value-type="float" office:value="40.244499">
                <text:p>40.2444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0">
                <text:p>1110</text:p>
              </table:table-cell>
              <table:table-cell office:value-type="float" office:value="1089">
                <text:p>1089</text:p>
              </table:table-cell>
              <table:table-cell office:value-type="float" office:value="227.696838">
                <text:p>227.696838</text:p>
              </table:table-cell>
              <table:table-cell office:value-type="float" office:value="35.502785">
                <text:p>35.5027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-2.473109">
                <text:p>-2.473109</text:p>
              </table:table-cell>
              <table:table-cell office:value-type="float" office:value="40.859951">
                <text:p>40.8599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10">
                <text:p>1110</text:p>
              </table:table-cell>
              <table:table-cell office:value-type="float" office:value="1089">
                <text:p>1089</text:p>
              </table:table-cell>
              <table:table-cell office:value-type="float" office:value="-109.78241">
                <text:p>-109.78241</text:p>
              </table:table-cell>
              <table:table-cell office:value-type="float" office:value="32.643078">
                <text:p>32.6430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138.478668">
                <text:p>138.478668</text:p>
              </table:table-cell>
              <table:table-cell office:value-type="float" office:value="8.823726">
                <text:p>8.823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2">
                <text:p>1102</text:p>
              </table:table-cell>
              <table:table-cell office:value-type="float" office:value="1097">
                <text:p>1097</text:p>
              </table:table-cell>
              <table:table-cell office:value-type="float" office:value="-206.901184">
                <text:p>-206.901184</text:p>
              </table:table-cell>
              <table:table-cell office:value-type="float" office:value="-30.544209">
                <text:p>-30.544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92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-0.256302">
                <text:p>-0.256302</text:p>
              </table:table-cell>
              <table:table-cell office:value-type="float" office:value="-46.324646">
                <text:p>-46.324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8">
                <text:p>1088</text:p>
              </table:table-cell>
              <table:table-cell office:value-type="float" office:value="1111">
                <text:p>1111</text:p>
              </table:table-cell>
              <table:table-cell office:value-type="float" office:value="-162.546158">
                <text:p>-162.546158</text:p>
              </table:table-cell>
              <table:table-cell office:value-type="float" office:value="-67.499939">
                <text:p>-67.4999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3">
                <text:p>1083</text:p>
              </table:table-cell>
              <table:table-cell office:value-type="float" office:value="1116">
                <text:p>1116</text:p>
              </table:table-cell>
              <table:table-cell office:value-type="float" office:value="-117.662445">
                <text:p>-117.662445</text:p>
              </table:table-cell>
              <table:table-cell office:value-type="float" office:value="-84.087791">
                <text:p>-84.0877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78">
                <text:p>1078</text:p>
              </table:table-cell>
              <table:table-cell office:value-type="float" office:value="1121">
                <text:p>1121</text:p>
              </table:table-cell>
              <table:table-cell office:value-type="float" office:value="-155.573959">
                <text:p>-155.573959</text:p>
              </table:table-cell>
              <table:table-cell office:value-type="float" office:value="-100.180481">
                <text:p>-100.180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4">
                <text:p>1074</text:p>
              </table:table-cell>
              <table:table-cell office:value-type="float" office:value="1125">
                <text:p>1125</text:p>
              </table:table-cell>
              <table:table-cell office:value-type="float" office:value="-103.179665">
                <text:p>-103.179665</text:p>
              </table:table-cell>
              <table:table-cell office:value-type="float" office:value="-110.140823">
                <text:p>-110.140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2">
                <text:p>1072</text:p>
              </table:table-cell>
              <table:table-cell office:value-type="float" office:value="1127">
                <text:p>1127</text:p>
              </table:table-cell>
              <table:table-cell office:value-type="float" office:value="-164.057556">
                <text:p>-164.057556</text:p>
              </table:table-cell>
              <table:table-cell office:value-type="float" office:value="-137.813522">
                <text:p>-137.813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65">
                <text:p>1065</text:p>
              </table:table-cell>
              <table:table-cell office:value-type="float" office:value="1134">
                <text:p>1134</text:p>
              </table:table-cell>
              <table:table-cell office:value-type="float" office:value="-107.226883">
                <text:p>-107.226883</text:p>
              </table:table-cell>
              <table:table-cell office:value-type="float" office:value="-154.842865">
                <text:p>-154.8428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61">
                <text:p>1061</text:p>
              </table:table-cell>
              <table:table-cell office:value-type="float" office:value="1138">
                <text:p>1138</text:p>
              </table:table-cell>
              <table:table-cell office:value-type="float" office:value="-224.845215">
                <text:p>-224.845215</text:p>
              </table:table-cell>
              <table:table-cell office:value-type="float" office:value="-195.359589">
                <text:p>-195.359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1">
                <text:p>1051</text:p>
              </table:table-cell>
              <table:table-cell office:value-type="float" office:value="1148">
                <text:p>1148</text:p>
              </table:table-cell>
              <table:table-cell office:value-type="float" office:value="-216.052368">
                <text:p>-216.052368</text:p>
              </table:table-cell>
              <table:table-cell office:value-type="float" office:value="-221.933807">
                <text:p>-221.933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4">
                <text:p>1044</text:p>
              </table:table-cell>
              <table:table-cell office:value-type="float" office:value="1155">
                <text:p>1155</text:p>
              </table:table-cell>
              <table:table-cell office:value-type="float" office:value="-123.055954">
                <text:p>-123.055954</text:p>
              </table:table-cell>
              <table:table-cell office:value-type="float" office:value="-224.749298">
                <text:p>-224.7492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3">
                <text:p>1043</text:p>
              </table:table-cell>
              <table:table-cell office:value-type="float" office:value="1156">
                <text:p>1156</text:p>
              </table:table-cell>
              <table:table-cell office:value-type="float" office:value="-343.473053">
                <text:p>-343.473053</text:p>
              </table:table-cell>
              <table:table-cell office:value-type="float" office:value="-232.262329">
                <text:p>-232.262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1">
                <text:p>1041</text:p>
              </table:table-cell>
              <table:table-cell office:value-type="float" office:value="1158">
                <text:p>1158</text:p>
              </table:table-cell>
              <table:table-cell office:value-type="float" office:value="-276.016968">
                <text:p>-276.016968</text:p>
              </table:table-cell>
              <table:table-cell office:value-type="float" office:value="-257.279297">
                <text:p>-257.279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5">
                <text:p>1035</text:p>
              </table:table-cell>
              <table:table-cell office:value-type="float" office:value="1164">
                <text:p>1164</text:p>
              </table:table-cell>
              <table:table-cell office:value-type="float" office:value="-226.054001">
                <text:p>-226.054001</text:p>
              </table:table-cell>
              <table:table-cell office:value-type="float" office:value="-267.013733">
                <text:p>-267.0137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270.829742">
                <text:p>-270.829742</text:p>
              </table:table-cell>
              <table:table-cell office:value-type="float" office:value="-267.6427">
                <text:p>-267.6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498.270264">
                <text:p>-498.270264</text:p>
              </table:table-cell>
              <table:table-cell office:value-type="float" office:value="-295.198486">
                <text:p>-295.198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6">
                <text:p>1026</text:p>
              </table:table-cell>
              <table:table-cell office:value-type="float" office:value="1173">
                <text:p>1173</text:p>
              </table:table-cell>
              <table:table-cell office:value-type="float" office:value="-293.451477">
                <text:p>-293.451477</text:p>
              </table:table-cell>
              <table:table-cell office:value-type="float" office:value="-317.981598">
                <text:p>-317.9815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0">
                <text:p>1020</text:p>
              </table:table-cell>
              <table:table-cell office:value-type="float" office:value="1179">
                <text:p>1179</text:p>
              </table:table-cell>
              <table:table-cell office:value-type="float" office:value="-22.607334">
                <text:p>-22.607334</text:p>
              </table:table-cell>
              <table:table-cell office:value-type="float" office:value="-333.681366">
                <text:p>-333.6813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6">
                <text:p>1016</text:p>
              </table:table-cell>
              <table:table-cell office:value-type="float" office:value="1183">
                <text:p>1183</text:p>
              </table:table-cell>
              <table:table-cell office:value-type="float" office:value="-346.197998">
                <text:p>-346.197998</text:p>
              </table:table-cell>
              <table:table-cell office:value-type="float" office:value="-363.994415">
                <text:p>-363.994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9">
                <text:p>1009</text:p>
              </table:table-cell>
              <table:table-cell office:value-type="float" office:value="1190">
                <text:p>1190</text:p>
              </table:table-cell>
              <table:table-cell office:value-type="float" office:value="-357.607391">
                <text:p>-357.607391</text:p>
              </table:table-cell>
              <table:table-cell office:value-type="float" office:value="-392.40741">
                <text:p>-392.407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1">
                <text:p>1001</text:p>
              </table:table-cell>
              <table:table-cell office:value-type="float" office:value="1198">
                <text:p>1198</text:p>
              </table:table-cell>
              <table:table-cell office:value-type="float" office:value="-272.640442">
                <text:p>-272.640442</text:p>
              </table:table-cell>
              <table:table-cell office:value-type="float" office:value="-415.366486">
                <text:p>-415.3664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58.000793">
                <text:p>-558.000793</text:p>
              </table:table-cell>
              <table:table-cell office:value-type="float" office:value="-448.355988">
                <text:p>-448.355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04.702271">
                <text:p>-404.702271</text:p>
              </table:table-cell>
              <table:table-cell office:value-type="float" office:value="-459.931061">
                <text:p>-459.931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94.552002">
                <text:p>-294.552002</text:p>
              </table:table-cell>
              <table:table-cell office:value-type="float" office:value="-475.088226">
                <text:p>-475.088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8.512634">
                <text:p>-488.512634</text:p>
              </table:table-cell>
              <table:table-cell office:value-type="float" office:value="-494.504883">
                <text:p>-494.504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9.656067">
                <text:p>-459.656067</text:p>
              </table:table-cell>
              <table:table-cell office:value-type="float" office:value="-512.595886">
                <text:p>-512.595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47.982269">
                <text:p>-247.982269</text:p>
              </table:table-cell>
              <table:table-cell office:value-type="float" office:value="-541.00769">
                <text:p>-541.0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24.506592">
                <text:p>-324.506592</text:p>
              </table:table-cell>
              <table:table-cell office:value-type="float" office:value="-562.186768">
                <text:p>-562.1867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1.599731">
                <text:p>-501.599731</text:p>
              </table:table-cell>
              <table:table-cell office:value-type="float" office:value="-580.764404">
                <text:p>-580.7644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8.225403">
                <text:p>-508.225403</text:p>
              </table:table-cell>
              <table:table-cell office:value-type="float" office:value="-613.592285">
                <text:p>-613.592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6.364014">
                <text:p>-386.364014</text:p>
              </table:table-cell>
              <table:table-cell office:value-type="float" office:value="-629.700745">
                <text:p>-629.7007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64.030518">
                <text:p>-464.030518</text:p>
              </table:table-cell>
              <table:table-cell office:value-type="float" office:value="-623.557495">
                <text:p>-623.5574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19.444702">
                <text:p>-519.444702</text:p>
              </table:table-cell>
              <table:table-cell office:value-type="float" office:value="-630.144531">
                <text:p>-630.1445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83.837036">
                <text:p>-483.837036</text:p>
              </table:table-cell>
              <table:table-cell office:value-type="float" office:value="-646.890259">
                <text:p>-646.890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8.590332">
                <text:p>-458.590332</text:p>
              </table:table-cell>
              <table:table-cell office:value-type="float" office:value="-660.277405">
                <text:p>-660.2774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1.826904">
                <text:p>-591.826904</text:p>
              </table:table-cell>
              <table:table-cell office:value-type="float" office:value="-661.613647">
                <text:p>-661.613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58.037292">
                <text:p>-558.037292</text:p>
              </table:table-cell>
              <table:table-cell office:value-type="float" office:value="-691.852539">
                <text:p>-691.852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99.874146">
                <text:p>-599.874146</text:p>
              </table:table-cell>
              <table:table-cell office:value-type="float" office:value="-688.41156">
                <text:p>-688.411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5.178101">
                <text:p>-495.178101</text:p>
              </table:table-cell>
              <table:table-cell office:value-type="float" office:value="-674.676819">
                <text:p>-674.676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26.189514">
                <text:p>-726.189514</text:p>
              </table:table-cell>
              <table:table-cell office:value-type="float" office:value="-687.356506">
                <text:p>-687.356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0.661133">
                <text:p>-680.661133</text:p>
              </table:table-cell>
              <table:table-cell office:value-type="float" office:value="-664.035706">
                <text:p>-664.0357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1.485138">
                <text:p>-431.485138</text:p>
              </table:table-cell>
              <table:table-cell office:value-type="float" office:value="-609.799072">
                <text:p>-609.7990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01.256836">
                <text:p>-401.256836</text:p>
              </table:table-cell>
              <table:table-cell office:value-type="float" office:value="-562.062622">
                <text:p>-562.062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97.936066">
                <text:p>-497.936066</text:p>
              </table:table-cell>
              <table:table-cell office:value-type="float" office:value="-505.93692">
                <text:p>-505.936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59.224091">
                <text:p>-359.224091</text:p>
              </table:table-cell>
              <table:table-cell office:value-type="float" office:value="-477.977295">
                <text:p>-477.977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46.422241">
                <text:p>-446.422241</text:p>
              </table:table-cell>
              <table:table-cell office:value-type="float" office:value="-451.857574">
                <text:p>-451.857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9.510254">
                <text:p>-369.510254</text:p>
              </table:table-cell>
              <table:table-cell office:value-type="float" office:value="-407.296722">
                <text:p>-407.2967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70.850586">
                <text:p>-370.850586</text:p>
              </table:table-cell>
              <table:table-cell office:value-type="float" office:value="-359.906067">
                <text:p>-359.906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0">
                <text:p>1010</text:p>
              </table:table-cell>
              <table:table-cell office:value-type="float" office:value="1189">
                <text:p>1189</text:p>
              </table:table-cell>
              <table:table-cell office:value-type="float" office:value="-261.254761">
                <text:p>-261.254761</text:p>
              </table:table-cell>
              <table:table-cell office:value-type="float" office:value="-321.873901">
                <text:p>-321.873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9">
                <text:p>1019</text:p>
              </table:table-cell>
              <table:table-cell office:value-type="float" office:value="1180">
                <text:p>1180</text:p>
              </table:table-cell>
              <table:table-cell office:value-type="float" office:value="-329.696594">
                <text:p>-329.696594</text:p>
              </table:table-cell>
              <table:table-cell office:value-type="float" office:value="-284.25116">
                <text:p>-284.251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89.773338">
                <text:p>-89.773338</text:p>
              </table:table-cell>
              <table:table-cell office:value-type="float" office:value="-248.941833">
                <text:p>-248.9418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7">
                <text:p>1037</text:p>
              </table:table-cell>
              <table:table-cell office:value-type="float" office:value="1162">
                <text:p>1162</text:p>
              </table:table-cell>
              <table:table-cell office:value-type="float" office:value="-376.334656">
                <text:p>-376.334656</text:p>
              </table:table-cell>
              <table:table-cell office:value-type="float" office:value="-234.622101">
                <text:p>-234.6221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1">
                <text:p>1041</text:p>
              </table:table-cell>
              <table:table-cell office:value-type="float" office:value="1158">
                <text:p>1158</text:p>
              </table:table-cell>
              <table:table-cell office:value-type="float" office:value="-165.704788">
                <text:p>-165.704788</text:p>
              </table:table-cell>
              <table:table-cell office:value-type="float" office:value="-197.644653">
                <text:p>-197.6446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0">
                <text:p>1050</text:p>
              </table:table-cell>
              <table:table-cell office:value-type="float" office:value="1149">
                <text:p>1149</text:p>
              </table:table-cell>
              <table:table-cell office:value-type="float" office:value="49.533691">
                <text:p>49.533691</text:p>
              </table:table-cell>
              <table:table-cell office:value-type="float" office:value="-151.171707">
                <text:p>-151.1717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2">
                <text:p>1062</text:p>
              </table:table-cell>
              <table:table-cell office:value-type="float" office:value="1137">
                <text:p>1137</text:p>
              </table:table-cell>
              <table:table-cell office:value-type="float" office:value="106.492195">
                <text:p>106.492195</text:p>
              </table:table-cell>
              <table:table-cell office:value-type="float" office:value="-118.236809">
                <text:p>-118.236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0">
                <text:p>1070</text:p>
              </table:table-cell>
              <table:table-cell office:value-type="float" office:value="1129">
                <text:p>1129</text:p>
              </table:table-cell>
              <table:table-cell office:value-type="float" office:value="-5.14411">
                <text:p>-5.14411</text:p>
              </table:table-cell>
              <table:table-cell office:value-type="float" office:value="-85.180519">
                <text:p>-85.180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78">
                <text:p>1078</text:p>
              </table:table-cell>
              <table:table-cell office:value-type="float" office:value="1121">
                <text:p>1121</text:p>
              </table:table-cell>
              <table:table-cell office:value-type="float" office:value="183.678268">
                <text:p>183.678268</text:p>
              </table:table-cell>
              <table:table-cell office:value-type="float" office:value="-40.891357">
                <text:p>-40.8913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9">
                <text:p>1089</text:p>
              </table:table-cell>
              <table:table-cell office:value-type="float" office:value="1110">
                <text:p>1110</text:p>
              </table:table-cell>
              <table:table-cell office:value-type="float" office:value="59.299568">
                <text:p>59.299568</text:p>
              </table:table-cell>
              <table:table-cell office:value-type="float" office:value="14.315058">
                <text:p>14.3150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3">
                <text:p>1103</text:p>
              </table:table-cell>
              <table:table-cell office:value-type="float" office:value="1096">
                <text:p>1096</text:p>
              </table:table-cell>
              <table:table-cell office:value-type="float" office:value="47.738022">
                <text:p>47.738022</text:p>
              </table:table-cell>
              <table:table-cell office:value-type="float" office:value="45.97438">
                <text:p>45.974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1">
                <text:p>1111</text:p>
              </table:table-cell>
              <table:table-cell office:value-type="float" office:value="1088">
                <text:p>1088</text:p>
              </table:table-cell>
              <table:table-cell office:value-type="float" office:value="-9.116848">
                <text:p>-9.116848</text:p>
              </table:table-cell>
              <table:table-cell office:value-type="float" office:value="63.07019">
                <text:p>63.070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15">
                <text:p>1115</text:p>
              </table:table-cell>
              <table:table-cell office:value-type="float" office:value="1084">
                <text:p>1084</text:p>
              </table:table-cell>
              <table:table-cell office:value-type="float" office:value="208.396622">
                <text:p>208.396622</text:p>
              </table:table-cell>
              <table:table-cell office:value-type="float" office:value="94.654526">
                <text:p>94.654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3">
                <text:p>1123</text:p>
              </table:table-cell>
              <table:table-cell office:value-type="float" office:value="1076">
                <text:p>1076</text:p>
              </table:table-cell>
              <table:table-cell office:value-type="float" office:value="160.384277">
                <text:p>160.384277</text:p>
              </table:table-cell>
              <table:table-cell office:value-type="float" office:value="116.111694">
                <text:p>116.1116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173.357269">
                <text:p>173.357269</text:p>
              </table:table-cell>
              <table:table-cell office:value-type="float" office:value="136.715363">
                <text:p>136.715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4">
                <text:p>1134</text:p>
              </table:table-cell>
              <table:table-cell office:value-type="float" office:value="1065">
                <text:p>1065</text:p>
              </table:table-cell>
              <table:table-cell office:value-type="float" office:value="219.487381">
                <text:p>219.487381</text:p>
              </table:table-cell>
              <table:table-cell office:value-type="float" office:value="165.141617">
                <text:p>165.1416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1">
                <text:p>1141</text:p>
              </table:table-cell>
              <table:table-cell office:value-type="float" office:value="1058">
                <text:p>1058</text:p>
              </table:table-cell>
              <table:table-cell office:value-type="float" office:value="294.80899">
                <text:p>294.80899</text:p>
              </table:table-cell>
              <table:table-cell office:value-type="float" office:value="201.104187">
                <text:p>201.104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0">
                <text:p>1150</text:p>
              </table:table-cell>
              <table:table-cell office:value-type="float" office:value="1049">
                <text:p>1049</text:p>
              </table:table-cell>
              <table:table-cell office:value-type="float" office:value="252.880371">
                <text:p>252.880371</text:p>
              </table:table-cell>
              <table:table-cell office:value-type="float" office:value="219.662506">
                <text:p>219.6625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54">
                <text:p>1154</text:p>
              </table:table-cell>
              <table:table-cell office:value-type="float" office:value="1045">
                <text:p>1045</text:p>
              </table:table-cell>
              <table:table-cell office:value-type="float" office:value="306.634827">
                <text:p>306.634827</text:p>
              </table:table-cell>
              <table:table-cell office:value-type="float" office:value="236.250641">
                <text:p>236.2506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9">
                <text:p>1159</text:p>
              </table:table-cell>
              <table:table-cell office:value-type="float" office:value="1040">
                <text:p>1040</text:p>
              </table:table-cell>
              <table:table-cell office:value-type="float" office:value="436.143066">
                <text:p>436.143066</text:p>
              </table:table-cell>
              <table:table-cell office:value-type="float" office:value="270.320251">
                <text:p>270.320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7">
                <text:p>1167</text:p>
              </table:table-cell>
              <table:table-cell office:value-type="float" office:value="1032">
                <text:p>1032</text:p>
              </table:table-cell>
              <table:table-cell office:value-type="float" office:value="330.069458">
                <text:p>330.069458</text:p>
              </table:table-cell>
              <table:table-cell office:value-type="float" office:value="302.905579">
                <text:p>302.905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5">
                <text:p>1175</text:p>
              </table:table-cell>
              <table:table-cell office:value-type="float" office:value="1024">
                <text:p>1024</text:p>
              </table:table-cell>
              <table:table-cell office:value-type="float" office:value="312.957123">
                <text:p>312.957123</text:p>
              </table:table-cell>
              <table:table-cell office:value-type="float" office:value="336.000122">
                <text:p>336.000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4">
                <text:p>1184</text:p>
              </table:table-cell>
              <table:table-cell office:value-type="float" office:value="1016">
                <text:p>1016</text:p>
              </table:table-cell>
              <table:table-cell office:value-type="float" office:value="525.849121">
                <text:p>525.849121</text:p>
              </table:table-cell>
              <table:table-cell office:value-type="float" office:value="365.312012">
                <text:p>365.3120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1">
                <text:p>1191</text:p>
              </table:table-cell>
              <table:table-cell office:value-type="float" office:value="1008">
                <text:p>1008</text:p>
              </table:table-cell>
              <table:table-cell office:value-type="float" office:value="484.011414">
                <text:p>484.011414</text:p>
              </table:table-cell>
              <table:table-cell office:value-type="float" office:value="399.563538">
                <text:p>399.5635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9">
                <text:p>1199</text:p>
              </table:table-cell>
              <table:table-cell office:value-type="float" office:value="1000">
                <text:p>1000</text:p>
              </table:table-cell>
              <table:table-cell office:value-type="float" office:value="361.228821">
                <text:p>361.228821</text:p>
              </table:table-cell>
              <table:table-cell office:value-type="float" office:value="419.538818">
                <text:p>419.538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76.043427">
                <text:p>376.043427</text:p>
              </table:table-cell>
              <table:table-cell office:value-type="float" office:value="445.197937">
                <text:p>445.1979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20.746735">
                <text:p>420.746735</text:p>
              </table:table-cell>
              <table:table-cell office:value-type="float" office:value="473.486328">
                <text:p>473.486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85.535095">
                <text:p>485.535095</text:p>
              </table:table-cell>
              <table:table-cell office:value-type="float" office:value="507.733124">
                <text:p>507.733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88.201233">
                <text:p>588.201233</text:p>
              </table:table-cell>
              <table:table-cell office:value-type="float" office:value="537.441162">
                <text:p>537.441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5.223267">
                <text:p>595.223267</text:p>
              </table:table-cell>
              <table:table-cell office:value-type="float" office:value="560.486084">
                <text:p>560.486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79.94812">
                <text:p>479.94812</text:p>
              </table:table-cell>
              <table:table-cell office:value-type="float" office:value="584.553894">
                <text:p>584.553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61.307434">
                <text:p>661.307434</text:p>
              </table:table-cell>
              <table:table-cell office:value-type="float" office:value="610.473145">
                <text:p>610.4731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50.840088">
                <text:p>550.840088</text:p>
              </table:table-cell>
              <table:table-cell office:value-type="float" office:value="625.544067">
                <text:p>625.544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39.690918">
                <text:p>639.690918</text:p>
              </table:table-cell>
              <table:table-cell office:value-type="float" office:value="647.932983">
                <text:p>647.9329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17.996155">
                <text:p>617.996155</text:p>
              </table:table-cell>
              <table:table-cell office:value-type="float" office:value="671.783508">
                <text:p>671.7835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05.87561">
                <text:p>705.87561</text:p>
              </table:table-cell>
              <table:table-cell office:value-type="float" office:value="683.838013">
                <text:p>683.8380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8.563171">
                <text:p>598.563171</text:p>
              </table:table-cell>
              <table:table-cell office:value-type="float" office:value="661.781311">
                <text:p>661.7813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51.177429">
                <text:p>651.177429</text:p>
              </table:table-cell>
              <table:table-cell office:value-type="float" office:value="652.192688">
                <text:p>652.1926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6.224243">
                <text:p>626.224243</text:p>
              </table:table-cell>
              <table:table-cell office:value-type="float" office:value="634.00647">
                <text:p>634.006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8.28064">
                <text:p>598.28064</text:p>
              </table:table-cell>
              <table:table-cell office:value-type="float" office:value="596.554199">
                <text:p>596.5541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53.238098">
                <text:p>453.238098</text:p>
              </table:table-cell>
              <table:table-cell office:value-type="float" office:value="540.625366">
                <text:p>540.6253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46.226654">
                <text:p>446.226654</text:p>
              </table:table-cell>
              <table:table-cell office:value-type="float" office:value="470.79837">
                <text:p>470.798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94.002319">
                <text:p>494.002319</text:p>
              </table:table-cell>
              <table:table-cell office:value-type="float" office:value="404.042633">
                <text:p>404.0426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92.571472">
                <text:p>392.571472</text:p>
              </table:table-cell>
              <table:table-cell office:value-type="float" office:value="369.751343">
                <text:p>369.7513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92">
                <text:p>1192</text:p>
              </table:table-cell>
              <table:table-cell office:value-type="float" office:value="1007">
                <text:p>1007</text:p>
              </table:table-cell>
              <table:table-cell office:value-type="float" office:value="214.440323">
                <text:p>214.440323</text:p>
              </table:table-cell>
              <table:table-cell office:value-type="float" office:value="325.174866">
                <text:p>325.174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81">
                <text:p>1181</text:p>
              </table:table-cell>
              <table:table-cell office:value-type="float" office:value="1018">
                <text:p>1018</text:p>
              </table:table-cell>
              <table:table-cell office:value-type="float" office:value="176.07988">
                <text:p>176.07988</text:p>
              </table:table-cell>
              <table:table-cell office:value-type="float" office:value="270.754364">
                <text:p>270.7543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67">
                <text:p>1167</text:p>
              </table:table-cell>
              <table:table-cell office:value-type="float" office:value="1032">
                <text:p>1032</text:p>
              </table:table-cell>
              <table:table-cell office:value-type="float" office:value="344.746765">
                <text:p>344.746765</text:p>
              </table:table-cell>
              <table:table-cell office:value-type="float" office:value="230.849319">
                <text:p>230.8493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7">
                <text:p>1157</text:p>
              </table:table-cell>
              <table:table-cell office:value-type="float" office:value="1042">
                <text:p>1042</text:p>
              </table:table-cell>
              <table:table-cell office:value-type="float" office:value="297.768494">
                <text:p>297.768494</text:p>
              </table:table-cell>
              <table:table-cell office:value-type="float" office:value="174.27507">
                <text:p>174.275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43">
                <text:p>1143</text:p>
              </table:table-cell>
              <table:table-cell office:value-type="float" office:value="1056">
                <text:p>1056</text:p>
              </table:table-cell>
              <table:table-cell office:value-type="float" office:value="257.483643">
                <text:p>257.483643</text:p>
              </table:table-cell>
              <table:table-cell office:value-type="float" office:value="138.221313">
                <text:p>138.221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34">
                <text:p>1134</text:p>
              </table:table-cell>
              <table:table-cell office:value-type="float" office:value="1065">
                <text:p>1065</text:p>
              </table:table-cell>
              <table:table-cell office:value-type="float" office:value="189.352905">
                <text:p>189.352905</text:p>
              </table:table-cell>
              <table:table-cell office:value-type="float" office:value="101.483452">
                <text:p>101.4834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5">
                <text:p>1125</text:p>
              </table:table-cell>
              <table:table-cell office:value-type="float" office:value="1074">
                <text:p>1074</text:p>
              </table:table-cell>
              <table:table-cell office:value-type="float" office:value="-141.472656">
                <text:p>-141.472656</text:p>
              </table:table-cell>
              <table:table-cell office:value-type="float" office:value="61.153545">
                <text:p>61.1535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">
                <text:p>1115</text:p>
              </table:table-cell>
              <table:table-cell office:value-type="float" office:value="1084">
                <text:p>1084</text:p>
              </table:table-cell>
              <table:table-cell office:value-type="float" office:value="82.106155">
                <text:p>82.106155</text:p>
              </table:table-cell>
              <table:table-cell office:value-type="float" office:value="32.035324">
                <text:p>32.035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50.47496">
                <text:p>50.47496</text:p>
              </table:table-cell>
              <table:table-cell office:value-type="float" office:value="-12.345491">
                <text:p>-12.345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6">
                <text:p>1096</text:p>
              </table:table-cell>
              <table:table-cell office:value-type="float" office:value="1103">
                <text:p>1103</text:p>
              </table:table-cell>
              <table:table-cell office:value-type="float" office:value="-139.657059">
                <text:p>-139.657059</text:p>
              </table:table-cell>
              <table:table-cell office:value-type="float" office:value="-49.552628">
                <text:p>-49.5526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7">
                <text:p>1087</text:p>
              </table:table-cell>
              <table:table-cell office:value-type="float" office:value="1112">
                <text:p>1112</text:p>
              </table:table-cell>
              <table:table-cell office:value-type="float" office:value="48.833725">
                <text:p>48.833725</text:p>
              </table:table-cell>
              <table:table-cell office:value-type="float" office:value="-76.357941">
                <text:p>-76.357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80">
                <text:p>1080</text:p>
              </table:table-cell>
              <table:table-cell office:value-type="float" office:value="1119">
                <text:p>1119</text:p>
              </table:table-cell>
              <table:table-cell office:value-type="float" office:value="-2.309971">
                <text:p>-2.309971</text:p>
              </table:table-cell>
              <table:table-cell office:value-type="float" office:value="-115.743179">
                <text:p>-115.743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71">
                <text:p>1071</text:p>
              </table:table-cell>
              <table:table-cell office:value-type="float" office:value="1128">
                <text:p>1128</text:p>
              </table:table-cell>
              <table:table-cell office:value-type="float" office:value="-213.200134">
                <text:p>-213.200134</text:p>
              </table:table-cell>
              <table:table-cell office:value-type="float" office:value="-155.493164">
                <text:p>-155.4931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61">
                <text:p>1061</text:p>
              </table:table-cell>
              <table:table-cell office:value-type="float" office:value="1138">
                <text:p>1138</text:p>
              </table:table-cell>
              <table:table-cell office:value-type="float" office:value="-113.91449">
                <text:p>-113.91449</text:p>
              </table:table-cell>
              <table:table-cell office:value-type="float" office:value="-187.686371">
                <text:p>-187.686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53">
                <text:p>1053</text:p>
              </table:table-cell>
              <table:table-cell office:value-type="float" office:value="1146">
                <text:p>1146</text:p>
              </table:table-cell>
              <table:table-cell office:value-type="float" office:value="-199.025482">
                <text:p>-199.025482</text:p>
              </table:table-cell>
              <table:table-cell office:value-type="float" office:value="-216.647568">
                <text:p>-216.6475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45">
                <text:p>1045</text:p>
              </table:table-cell>
              <table:table-cell office:value-type="float" office:value="1154">
                <text:p>1154</text:p>
              </table:table-cell>
              <table:table-cell office:value-type="float" office:value="-114.278122">
                <text:p>-114.278122</text:p>
              </table:table-cell>
              <table:table-cell office:value-type="float" office:value="-238.000671">
                <text:p>-238.0006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40">
                <text:p>1040</text:p>
              </table:table-cell>
              <table:table-cell office:value-type="float" office:value="1159">
                <text:p>1159</text:p>
              </table:table-cell>
              <table:table-cell office:value-type="float" office:value="-200.82872">
                <text:p>-200.82872</text:p>
              </table:table-cell>
              <table:table-cell office:value-type="float" office:value="-266.206116">
                <text:p>-266.2061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251.860931">
                <text:p>-251.860931</text:p>
              </table:table-cell>
              <table:table-cell office:value-type="float" office:value="-274.526917">
                <text:p>-274.5269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31">
                <text:p>1031</text:p>
              </table:table-cell>
              <table:table-cell office:value-type="float" office:value="1168">
                <text:p>1168</text:p>
              </table:table-cell>
              <table:table-cell office:value-type="float" office:value="-103.8284">
                <text:p>-103.8284</text:p>
              </table:table-cell>
              <table:table-cell office:value-type="float" office:value="-286.144958">
                <text:p>-286.1449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8">
                <text:p>1028</text:p>
              </table:table-cell>
              <table:table-cell office:value-type="float" office:value="1171">
                <text:p>1171</text:p>
              </table:table-cell>
              <table:table-cell office:value-type="float" office:value="-108.227539">
                <text:p>-108.227539</text:p>
              </table:table-cell>
              <table:table-cell office:value-type="float" office:value="-304.117096">
                <text:p>-304.117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3">
                <text:p>1023</text:p>
              </table:table-cell>
              <table:table-cell office:value-type="float" office:value="1176">
                <text:p>1176</text:p>
              </table:table-cell>
              <table:table-cell office:value-type="float" office:value="-370.643951">
                <text:p>-370.643951</text:p>
              </table:table-cell>
              <table:table-cell office:value-type="float" office:value="-330.560883">
                <text:p>-330.5608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7">
                <text:p>1017</text:p>
              </table:table-cell>
              <table:table-cell office:value-type="float" office:value="1182">
                <text:p>1182</text:p>
              </table:table-cell>
              <table:table-cell office:value-type="float" office:value="-349.184998">
                <text:p>-349.184998</text:p>
              </table:table-cell>
              <table:table-cell office:value-type="float" office:value="-352.303467">
                <text:p>-352.3034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1">
                <text:p>1011</text:p>
              </table:table-cell>
              <table:table-cell office:value-type="float" office:value="1188">
                <text:p>1188</text:p>
              </table:table-cell>
              <table:table-cell office:value-type="float" office:value="-413.502777">
                <text:p>-413.502777</text:p>
              </table:table-cell>
              <table:table-cell office:value-type="float" office:value="-380.580322">
                <text:p>-380.5803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4">
                <text:p>1004</text:p>
              </table:table-cell>
              <table:table-cell office:value-type="float" office:value="1195">
                <text:p>1195</text:p>
              </table:table-cell>
              <table:table-cell office:value-type="float" office:value="-501.886597">
                <text:p>-501.886597</text:p>
              </table:table-cell>
              <table:table-cell office:value-type="float" office:value="-409.569275">
                <text:p>-409.5692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2.56073">
                <text:p>-432.56073</text:p>
              </table:table-cell>
              <table:table-cell office:value-type="float" office:value="-448.113373">
                <text:p>-448.1133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35.694214">
                <text:p>-435.694214</text:p>
              </table:table-cell>
              <table:table-cell office:value-type="float" office:value="-467.070374">
                <text:p>-467.070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8.416931">
                <text:p>-368.416931</text:p>
              </table:table-cell>
              <table:table-cell office:value-type="float" office:value="-476.967285">
                <text:p>-476.967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59.070251">
                <text:p>-459.070251</text:p>
              </table:table-cell>
              <table:table-cell office:value-type="float" office:value="-498.735626">
                <text:p>-498.7356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04.299255">
                <text:p>-604.299255</text:p>
              </table:table-cell>
              <table:table-cell office:value-type="float" office:value="-531.547668">
                <text:p>-531.5476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62.361023">
                <text:p>-262.361023</text:p>
              </table:table-cell>
              <table:table-cell office:value-type="float" office:value="-547.833496">
                <text:p>-547.8334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04.255798">
                <text:p>-404.255798</text:p>
              </table:table-cell>
              <table:table-cell office:value-type="float" office:value="-557.197571">
                <text:p>-557.197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689.31488">
                <text:p>-689.31488</text:p>
              </table:table-cell>
              <table:table-cell office:value-type="float" office:value="-581.422119">
                <text:p>-581.422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70.916016">
                <text:p>-770.916016</text:p>
              </table:table-cell>
              <table:table-cell office:value-type="float" office:value="-610.298096">
                <text:p>-610.2980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08.816528">
                <text:p>-508.816528</text:p>
              </table:table-cell>
              <table:table-cell office:value-type="float" office:value="-617.551575">
                <text:p>-617.551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77.912323">
                <text:p>-377.912323</text:p>
              </table:table-cell>
              <table:table-cell office:value-type="float" office:value="-612.635437">
                <text:p>-612.6354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735.709229">
                <text:p>-735.709229</text:p>
              </table:table-cell>
              <table:table-cell office:value-type="float" office:value="-612.913757">
                <text:p>-612.9137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89.662231">
                <text:p>-589.662231</text:p>
              </table:table-cell>
              <table:table-cell office:value-type="float" office:value="-592.909058">
                <text:p>-592.9090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51.210022">
                <text:p>-351.210022</text:p>
              </table:table-cell>
              <table:table-cell office:value-type="float" office:value="-535.030212">
                <text:p>-535.0302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2.758423">
                <text:p>-532.758423</text:p>
              </table:table-cell>
              <table:table-cell office:value-type="float" office:value="-498.68927">
                <text:p>-498.689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39.34729">
                <text:p>-539.34729</text:p>
              </table:table-cell>
              <table:table-cell office:value-type="float" office:value="-452.395172">
                <text:p>-452.395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49.621887">
                <text:p>-549.621887</text:p>
              </table:table-cell>
              <table:table-cell office:value-type="float" office:value="-407.435577">
                <text:p>-407.4355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7.835754">
                <text:p>-427.835754</text:p>
              </table:table-cell>
              <table:table-cell office:value-type="float" office:value="-376.973022">
                <text:p>-376.9730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5">
                <text:p>1005</text:p>
              </table:table-cell>
              <table:table-cell office:value-type="float" office:value="1194">
                <text:p>1194</text:p>
              </table:table-cell>
              <table:table-cell office:value-type="float" office:value="-294.290253">
                <text:p>-294.290253</text:p>
              </table:table-cell>
              <table:table-cell office:value-type="float" office:value="-327.688599">
                <text:p>-327.6885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18">
                <text:p>1018</text:p>
              </table:table-cell>
              <table:table-cell office:value-type="float" office:value="1181">
                <text:p>1181</text:p>
              </table:table-cell>
              <table:table-cell office:value-type="float" office:value="-452.051758">
                <text:p>-452.051758</text:p>
              </table:table-cell>
              <table:table-cell office:value-type="float" office:value="-297.763489">
                <text:p>-297.7634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5">
                <text:p>1025</text:p>
              </table:table-cell>
              <table:table-cell office:value-type="float" office:value="1174">
                <text:p>1174</text:p>
              </table:table-cell>
              <table:table-cell office:value-type="float" office:value="-74.819473">
                <text:p>-74.819473</text:p>
              </table:table-cell>
              <table:table-cell office:value-type="float" office:value="-253.833603">
                <text:p>-253.8336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36">
                <text:p>1036</text:p>
              </table:table-cell>
              <table:table-cell office:value-type="float" office:value="1163">
                <text:p>1163</text:p>
              </table:table-cell>
              <table:table-cell office:value-type="float" office:value="-179.891663">
                <text:p>-179.891663</text:p>
              </table:table-cell>
              <table:table-cell office:value-type="float" office:value="-198.488388">
                <text:p>-198.4883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0">
                <text:p>1050</text:p>
              </table:table-cell>
              <table:table-cell office:value-type="float" office:value="1149">
                <text:p>1149</text:p>
              </table:table-cell>
              <table:table-cell office:value-type="float" office:value="-62.825363">
                <text:p>-62.825363</text:p>
              </table:table-cell>
              <table:table-cell office:value-type="float" office:value="-157.671539">
                <text:p>-157.6715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60">
                <text:p>1060</text:p>
              </table:table-cell>
              <table:table-cell office:value-type="float" office:value="1139">
                <text:p>1139</text:p>
              </table:table-cell>
              <table:table-cell office:value-type="float" office:value="-149.464096">
                <text:p>-149.464096</text:p>
              </table:table-cell>
              <table:table-cell office:value-type="float" office:value="-114.595566">
                <text:p>-114.595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71">
                <text:p>1071</text:p>
              </table:table-cell>
              <table:table-cell office:value-type="float" office:value="1128">
                <text:p>1128</text:p>
              </table:table-cell>
              <table:table-cell office:value-type="float" office:value="-84.34967">
                <text:p>-84.34967</text:p>
              </table:table-cell>
              <table:table-cell office:value-type="float" office:value="-62.732613">
                <text:p>-62.7326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84">
                <text:p>1084</text:p>
              </table:table-cell>
              <table:table-cell office:value-type="float" office:value="1115">
                <text:p>1115</text:p>
              </table:table-cell>
              <table:table-cell office:value-type="float" office:value="-116.719269">
                <text:p>-116.719269</text:p>
              </table:table-cell>
              <table:table-cell office:value-type="float" office:value="-31.649929">
                <text:p>-31.649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92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-158.087189">
                <text:p>-158.087189</text:p>
              </table:table-cell>
              <table:table-cell office:value-type="float" office:value="22.004469">
                <text:p>22.0044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05">
                <text:p>1105</text:p>
              </table:table-cell>
              <table:table-cell office:value-type="float" office:value="1094">
                <text:p>1094</text:p>
              </table:table-cell>
              <table:table-cell office:value-type="float" office:value="-61.477577">
                <text:p>-61.477577</text:p>
              </table:table-cell>
              <table:table-cell office:value-type="float" office:value="79.565498">
                <text:p>79.5654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12.06918">
                <text:p>12.06918</text:p>
              </table:table-cell>
              <table:table-cell office:value-type="float" office:value="118.046921">
                <text:p>118.046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98.56987">
                <text:p>98.56987</text:p>
              </table:table-cell>
              <table:table-cell office:value-type="float" office:value="147.558533">
                <text:p>147.5585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36">
                <text:p>1136</text:p>
              </table:table-cell>
              <table:table-cell office:value-type="float" office:value="1063">
                <text:p>1063</text:p>
              </table:table-cell>
              <table:table-cell office:value-type="float" office:value="208.554459">
                <text:p>208.554459</text:p>
              </table:table-cell>
              <table:table-cell office:value-type="float" office:value="189.486206">
                <text:p>189.486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7">
                <text:p>1147</text:p>
              </table:table-cell>
              <table:table-cell office:value-type="float" office:value="1052">
                <text:p>1052</text:p>
              </table:table-cell>
              <table:table-cell office:value-type="float" office:value="167.422607">
                <text:p>167.422607</text:p>
              </table:table-cell>
              <table:table-cell office:value-type="float" office:value="219.971924">
                <text:p>219.9719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54">
                <text:p>1154</text:p>
              </table:table-cell>
              <table:table-cell office:value-type="float" office:value="1045">
                <text:p>1045</text:p>
              </table:table-cell>
              <table:table-cell office:value-type="float" office:value="254.679443">
                <text:p>254.679443</text:p>
              </table:table-cell>
              <table:table-cell office:value-type="float" office:value="247.594116">
                <text:p>247.5941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61">
                <text:p>1161</text:p>
              </table:table-cell>
              <table:table-cell office:value-type="float" office:value="1038">
                <text:p>1038</text:p>
              </table:table-cell>
              <table:table-cell office:value-type="float" office:value="175.523224">
                <text:p>175.523224</text:p>
              </table:table-cell>
              <table:table-cell office:value-type="float" office:value="287.413055">
                <text:p>287.413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71">
                <text:p>1171</text:p>
              </table:table-cell>
              <table:table-cell office:value-type="float" office:value="1028">
                <text:p>1028</text:p>
              </table:table-cell>
              <table:table-cell office:value-type="float" office:value="170.250076">
                <text:p>170.250076</text:p>
              </table:table-cell>
              <table:table-cell office:value-type="float" office:value="304.627441">
                <text:p>304.6274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6">
                <text:p>1176</text:p>
              </table:table-cell>
              <table:table-cell office:value-type="float" office:value="1023">
                <text:p>1023</text:p>
              </table:table-cell>
              <table:table-cell office:value-type="float" office:value="231.501678">
                <text:p>231.501678</text:p>
              </table:table-cell>
              <table:table-cell office:value-type="float" office:value="342.264374">
                <text:p>342.2643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5">
                <text:p>1185</text:p>
              </table:table-cell>
              <table:table-cell office:value-type="float" office:value="1014">
                <text:p>1014</text:p>
              </table:table-cell>
              <table:table-cell office:value-type="float" office:value="473.083618">
                <text:p>473.083618</text:p>
              </table:table-cell>
              <table:table-cell office:value-type="float" office:value="376.371521">
                <text:p>376.3715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94">
                <text:p>1194</text:p>
              </table:table-cell>
              <table:table-cell office:value-type="float" office:value="1005">
                <text:p>1005</text:p>
              </table:table-cell>
              <table:table-cell office:value-type="float" office:value="423.477173">
                <text:p>423.477173</text:p>
              </table:table-cell>
              <table:table-cell office:value-type="float" office:value="428.078033">
                <text:p>428.0780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31.201904">
                <text:p>331.201904</text:p>
              </table:table-cell>
              <table:table-cell office:value-type="float" office:value="466.312866">
                <text:p>466.3128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89.391785">
                <text:p>489.391785</text:p>
              </table:table-cell>
              <table:table-cell office:value-type="float" office:value="492.934143">
                <text:p>492.9341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34.744629">
                <text:p>534.744629</text:p>
              </table:table-cell>
              <table:table-cell office:value-type="float" office:value="514.832214">
                <text:p>514.8322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40.793915">
                <text:p>440.793915</text:p>
              </table:table-cell>
              <table:table-cell office:value-type="float" office:value="529.214233">
                <text:p>529.2142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8.403259">
                <text:p>628.403259</text:p>
              </table:table-cell>
              <table:table-cell office:value-type="float" office:value="560.125366">
                <text:p>560.125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94.526825">
                <text:p>494.526825</text:p>
              </table:table-cell>
              <table:table-cell office:value-type="float" office:value="602.825439">
                <text:p>602.8254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5.235962">
                <text:p>625.235962</text:p>
              </table:table-cell>
              <table:table-cell office:value-type="float" office:value="631.755127">
                <text:p>631.755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3.409729">
                <text:p>593.409729</text:p>
              </table:table-cell>
              <table:table-cell office:value-type="float" office:value="647.858887">
                <text:p>647.8588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29.536682">
                <text:p>629.536682</text:p>
              </table:table-cell>
              <table:table-cell office:value-type="float" office:value="666.398438">
                <text:p>666.3984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44.591125">
                <text:p>544.591125</text:p>
              </table:table-cell>
              <table:table-cell office:value-type="float" office:value="666.155518">
                <text:p>666.155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44.675537">
                <text:p>744.675537</text:p>
              </table:table-cell>
              <table:table-cell office:value-type="float" office:value="677.257568">
                <text:p>677.2575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70.567749">
                <text:p>670.567749</text:p>
              </table:table-cell>
              <table:table-cell office:value-type="float" office:value="672.259644">
                <text:p>672.2596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722.002197">
                <text:p>722.002197</text:p>
              </table:table-cell>
              <table:table-cell office:value-type="float" office:value="633.377808">
                <text:p>633.377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